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 Neue" svg:font-family="&quot;Helvetica Neue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 Neue" style:font-name-asian="Helvetica Neue" style:font-name-complex="Helvetica Neue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StandaardRechts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5" style:family="table-cell" style:parent-style-name="StandaardLinks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StandaardVetRechts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StandaardVetRechts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StandaardVetMidde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StandaardVetMidden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StandaardVetMidden" style:data-style-name="N0">
      <style:table-cell-properties fo:border-top="none" fo:border-bottom="thin double #000000" fo:border-left="none" fo:border-right="thin double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middle"/>
    </style:style>
    <style:style style:name="ce12" style:family="table-cell" style:parent-style-name="StandaardVetMidden" style:data-style-name="N0">
      <style:table-cell-properties fo:border-top="thin double #000000" fo:border-bottom="none" fo:border-left="none" fo:border-right="thin double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Result2" style:data-style-name="N1">
      <style:table-cell-properties fo:border-top="thin double #000000" fo:border-bottom="none" fo:border-left="thin double #000000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Result2" style:data-style-name="N1">
      <style:table-cell-properties fo:border-top="thin double #000000" fo:border-bottom="none" fo:border-left="none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StandaardVetMidden" style:data-style-name="N0">
      <style:table-cell-properties fo:border-top="none" fo:border-bottom="none" fo:border-left="none" fo:border-right="thin double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Result2" style:data-style-name="N1">
      <style:table-cell-properties fo:border-top="none" fo:border-bottom="none" fo:border-left="thin double #000000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Result2" style:data-style-name="N1">
      <style:table-cell-properties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Heading1" style:data-style-name="N3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 style:text-underline-style="none" style:text-underline-type="none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StandaardVetMidden" style:data-style-name="N0">
      <style:table-cell-properties fo:border-top="none" fo:border-bottom="thin double #000000" fo:border-left="thin double #000000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style:font-name="Helvetica Neue" style:font-name-asian="Helvetica Neue" style:font-name-complex="Helvetica Neue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Result2" style:data-style-name="N1">
      <style:table-cell-properties fo:border-top="thin double #000000" fo:border-bottom="none" fo:border-left="thin double #000000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  <style:map style:condition="of:cell-content()&lt;109.5" style:apply-style-name="cf1"/>
      <style:map style:condition="of:cell-content()&gt;160" style:apply-style-name="cf1"/>
      <style:map style:condition="of:cell-content-is-between(109.5,160)" style:apply-style-name="cf2"/>
    </style:style>
    <style:style style:name="ce24" style:family="table-cell" style:parent-style-name="Result2" style:data-style-name="N1">
      <style:table-cell-properties fo:border-top="thin double #000000" fo:border-bottom="none" fo:border-left="none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  <style:map style:condition="of:cell-content()&lt;109.5" style:apply-style-name="cf1"/>
      <style:map style:condition="of:cell-content()&gt;160" style:apply-style-name="cf1"/>
      <style:map style:condition="of:cell-content-is-between(109.5,160)" style:apply-style-name="cf2"/>
    </style:style>
    <style:style style:name="ce25" style:family="table-cell" style:parent-style-name="Result2" style:data-style-name="N1">
      <style:table-cell-properties fo:border-top="none" fo:border-bottom="none" fo:border-left="thin double #000000" fo:border-right="none"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  <style:map style:condition="of:cell-content()&lt;109.5" style:apply-style-name="cf1"/>
      <style:map style:condition="of:cell-content()&gt;160" style:apply-style-name="cf1"/>
      <style:map style:condition="of:cell-content-is-between(109.5,160)" style:apply-style-name="cf2"/>
    </style:style>
    <style:style style:name="ce26" style:family="table-cell" style:parent-style-name="Result2" style:data-style-name="N1">
      <style:table-cell-properties style:vertical-align="automatic" fo:background-color="#C0C0C0" style:cell-protect="protected" style:repeat-content="false"/>
      <style:paragraph-properties fo:text-align="center"/>
      <style:text-properties style:font-name="Arial" style:font-name-asian="Arial" style:font-name-complex="Arial"/>
      <style:map style:condition="of:cell-content()&lt;109.5" style:apply-style-name="cf1"/>
      <style:map style:condition="of:cell-content()&gt;160" style:apply-style-name="cf1"/>
      <style:map style:condition="of:cell-content-is-between(109.5,160)" style:apply-style-name="cf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rkblad" table:style-name="ta1">
        <table:table-column table:style-name="co1" table:number-columns-repeated="12" table:default-cell-style-name="ce1"/>
        <table:table-column table:style-name="co2" table:number-columns-repeated="13" table:default-cell-style-name="ce1"/>
        <table:table-column table:style-name="co1" table:default-cell-style-name="ce1"/>
        <table:table-column table:style-name="co3" table:number-columns-repeated="80" table:default-cell-style-name="ce1"/>
        <table:table-column table:style-name="co4" table:number-columns-repeated="16278" table:default-cell-style-name="ce1"/>
        <table:table-row table:style-name="ro1">
          <table:table-cell office:value-type="string" table:number-columns-spanned="18" table:number-rows-spanned="1" table:style-name="ce21">
            <text:p>Simple adjustment of the grinding angle (∆)</text:p>
          </table:table-cell>
          <table:covered-table-cell table:number-columns-repeated="17"/>
          <table:table-cell table:number-columns-repeated="23" table:style-name="ce3"/>
          <table:table-cell table:number-columns-repeated="16343"/>
        </table:table-row>
        <table:table-row table:style-name="ro1">
          <table:table-cell office:value-type="string" table:number-columns-spanned="9" table:number-rows-spanned="1" table:style-name="ce21">
            <text:p><text:s/><text:span text:style-name="T2">See report "Grinding angle adjustment"</text:span></text:p>
          </table:table-cell>
          <table:covered-table-cell table:number-columns-repeated="8"/>
          <table:table-cell table:number-columns-repeated="3" table:style-name="ce1"/>
          <table:table-cell table:number-columns-repeated="29" table:style-name="ce3"/>
          <table:table-cell table:number-columns-repeated="16343"/>
        </table:table-row>
        <table:table-row table:style-name="ro1">
          <table:table-cell table:style-name="ce2"/>
          <table:table-cell table:number-columns-repeated="11" table:style-name="ce1"/>
          <table:table-cell table:number-columns-repeated="29" table:style-name="ce3"/>
          <table:table-cell table:number-columns-repeated="16343"/>
        </table:table-row>
        <table:table-row table:style-name="ro2">
          <table:table-cell office:value-type="string" table:number-columns-spanned="18" table:number-rows-spanned="1" table:style-name="ce18">
            <text:p>length A as function of the grinding angle ∆ with S as parameter</text:p>
          </table:table-cell>
          <table:covered-table-cell table:number-columns-repeated="17"/>
          <table:table-cell table:number-columns-repeated="23" table:style-name="ce3"/>
          <table:table-cell table:number-columns-repeated="16343"/>
        </table:table-row>
        <table:table-row table:style-name="ro3">
          <table:table-cell office:value-type="string" table:number-columns-spanned="9" table:number-rows-spanned="1" table:style-name="ce19">
            <text:p>(s= distance from stone to support-top)</text:p>
          </table:table-cell>
          <table:covered-table-cell table:number-columns-repeated="8"/>
          <table:table-cell table:number-columns-repeated="32" table:style-name="ce3"/>
          <table:table-cell table:number-columns-repeated="16343"/>
        </table:table-row>
        <table:table-row table:style-name="ro3">
          <table:table-cell office:value-type="string" table:style-name="ce4">
            <text:p>Ø=</text:p>
          </table:table-cell>
          <table:table-cell office:value-type="float" office:value="240" table:style-name="ce5">
            <text:p>240</text:p>
          </table:table-cell>
          <table:table-cell office:value-type="string" table:style-name="ce6">
            <text:p>–&gt; R=</text:p>
          </table:table-cell>
          <table:table-cell office:value-type="float" office:value="120" table:formula="of:=[.$B$6]/2" table:style-name="ce5">
            <text:p>120</text:p>
          </table:table-cell>
          <table:table-cell office:value-type="string" table:number-columns-spanned="4" table:number-rows-spanned="1" table:style-name="ce22">
            <text:p><text:s/>Ø = stone-diameter (mm)</text:p>
          </table:table-cell>
          <table:covered-table-cell table:number-columns-repeated="3"/>
          <table:table-cell table:number-columns-repeated="10" table:style-name="ce1"/>
          <table:table-cell table:number-columns-repeated="23" table:style-name="ce3"/>
          <table:table-cell table:number-columns-repeated="16343"/>
        </table:table-row>
        <table:table-row table:style-name="ro3">
          <table:table-cell office:value-type="string" table:style-name="ce7">
            <text:p>S=</text:p>
          </table:table-cell>
          <table:table-cell office:value-type="float" office:value="65" table:style-name="ce8">
            <text:p>65</text:p>
          </table:table-cell>
          <table:table-cell office:value-type="float" office:value="70" table:formula="of:=[.B$7]+5" table:style-name="ce9">
            <text:p>70</text:p>
          </table:table-cell>
          <table:table-cell office:value-type="float" office:value="75" table:formula="of:=[.C$7]+5" table:style-name="ce9">
            <text:p>75</text:p>
          </table:table-cell>
          <table:table-cell office:value-type="float" office:value="80" table:formula="of:=[.D$7]+5" table:style-name="ce9">
            <text:p>80</text:p>
          </table:table-cell>
          <table:table-cell office:value-type="float" office:value="85" table:formula="of:=[.E$7]+5" table:style-name="ce9">
            <text:p>85</text:p>
          </table:table-cell>
          <table:table-cell office:value-type="float" office:value="90" table:formula="of:=[.F$7]+5" table:style-name="ce9">
            <text:p>90</text:p>
          </table:table-cell>
          <table:table-cell office:value-type="float" office:value="95" table:formula="of:=[.G$7]+5" table:style-name="ce9">
            <text:p>95</text:p>
          </table:table-cell>
          <table:table-cell office:value-type="float" office:value="100" table:formula="of:=[.H$7]+5" table:style-name="ce9">
            <text:p>100</text:p>
          </table:table-cell>
          <table:table-cell office:value-type="float" office:value="105" table:formula="of:=[.I$7]+5" table:style-name="ce9">
            <text:p>105</text:p>
          </table:table-cell>
          <table:table-cell office:value-type="float" office:value="110" table:formula="of:=[.J$7]+5" table:style-name="ce9">
            <text:p>110</text:p>
          </table:table-cell>
          <table:table-cell office:value-type="float" office:value="115" table:formula="of:=[.K$7]+5" table:style-name="ce9">
            <text:p>115</text:p>
          </table:table-cell>
          <table:table-cell office:value-type="float" office:value="120" table:formula="of:=[.L$7]+5" table:style-name="ce9">
            <text:p>120</text:p>
          </table:table-cell>
          <table:table-cell office:value-type="float" office:value="125" table:formula="of:=[.M$7]+5" table:style-name="ce9">
            <text:p>125</text:p>
          </table:table-cell>
          <table:table-cell table:number-columns-repeated="3" table:style-name="ce1"/>
          <table:table-cell table:style-name="ce9"/>
          <table:table-cell table:number-columns-repeated="23" table:style-name="ce3"/>
          <table:table-cell table:number-columns-repeated="16343"/>
        </table:table-row>
        <table:table-row table:style-name="ro3">
          <table:table-cell office:value-type="string" table:style-name="ce10">
            <text:p>∆ (°)</text:p>
          </table:table-cell>
          <table:table-cell office:value-type="string" table:number-columns-spanned="7" table:number-rows-spanned="1" table:style-name="ce20">
            <text:p>Adjustable length A (mm)</text:p>
          </table:table-cell>
          <table:covered-table-cell table:number-columns-repeated="6"/>
          <table:table-cell table:number-columns-repeated="6" table:style-name="ce11"/>
          <table:table-cell table:number-columns-repeated="3" table:style-name="ce1"/>
          <table:table-cell table:number-columns-repeated="24" table:style-name="ce3"/>
          <table:table-cell table:number-columns-repeated="16343"/>
        </table:table-row>
        <table:table-row table:style-name="ro3">
          <table:table-cell office:value-type="float" office:value="10" table:formula="of:=10" table:style-name="ce12">
            <text:p>10</text:p>
          </table:table-cell>
          <table:table-cell office:value-type="float" office:value="127.49708134664417" table:formula="of:=6-[.$D$6]*SIN(RADIANS([.$A9]))+SQRT([.$D$6]^2*SIN(RADIANS([.$A9]))^2+[.B$7]^2+2*[.B$7]*[.$D$6])" table:style-name="ce23">
            <text:p>127</text:p>
          </table:table-cell>
          <table:table-cell office:value-type="float" office:value="133.93793286189208" table:formula="of:=6-[.$D$6]*SIN(RADIANS([.$A9]))+SQRT([.$D$6]^2*SIN(RADIANS([.$A9]))^2+[.C$7]^2+2*[.C$7]*[.$D$6])" table:style-name="ce24">
            <text:p>134</text:p>
          </table:table-cell>
          <table:table-cell office:value-type="float" office:value="140.27254435283083" table:formula="of:=6-[.$D$6]*SIN(RADIANS([.$A9]))+SQRT([.$D$6]^2*SIN(RADIANS([.$A9]))^2+[.D$7]^2+2*[.D$7]*[.$D$6])" table:style-name="ce24">
            <text:p>140</text:p>
          </table:table-cell>
          <table:table-cell office:value-type="float" office:value="146.51342918159881" table:formula="of:=6-[.$D$6]*SIN(RADIANS([.$A9]))+SQRT([.$D$6]^2*SIN(RADIANS([.$A9]))^2+[.E$7]^2+2*[.E$7]*[.$D$6])" table:style-name="ce24">
            <text:p>147</text:p>
          </table:table-cell>
          <table:table-cell office:value-type="float" office:value="152.67106361163596" table:formula="of:=6-[.$D$6]*SIN(RADIANS([.$A9]))+SQRT([.$D$6]^2*SIN(RADIANS([.$A9]))^2+[.F$7]^2+2*[.F$7]*[.$D$6])" table:style-name="ce24">
            <text:p>153</text:p>
          </table:table-cell>
          <table:table-cell office:value-type="float" office:value="158.75430700873252" table:formula="of:=6-[.$D$6]*SIN(RADIANS([.$A9]))+SQRT([.$D$6]^2*SIN(RADIANS([.$A9]))^2+[.G$7]^2+2*[.G$7]*[.$D$6])" table:style-name="ce24">
            <text:p>159</text:p>
          </table:table-cell>
          <table:table-cell office:value-type="float" office:value="164.77071828491873" table:formula="of:=6-[.$D$6]*SIN(RADIANS([.$A9]))+SQRT([.$D$6]^2*SIN(RADIANS([.$A9]))^2+[.H$7]^2+2*[.H$7]*[.$D$6])" table:style-name="ce24">
            <text:p>165</text:p>
          </table:table-cell>
          <table:table-cell office:value-type="float" office:value="170.72679808654976" table:formula="of:=6-[.$D$6]*SIN(RADIANS([.$A9]))+SQRT([.$D$6]^2*SIN(RADIANS([.$A9]))^2+[.I$7]^2+2*[.I$7]*[.$D$6])" table:style-name="ce24">
            <text:p>171</text:p>
          </table:table-cell>
          <table:table-cell office:value-type="float" office:value="176.62817683008302" table:formula="of:=6-[.$D$6]*SIN(RADIANS([.$A9]))+SQRT([.$D$6]^2*SIN(RADIANS([.$A9]))^2+[.J$7]^2+2*[.J$7]*[.$D$6])" table:style-name="ce24">
            <text:p>177</text:p>
          </table:table-cell>
          <table:table-cell office:value-type="float" office:value="182.47976257898779" table:formula="of:=6-[.$D$6]*SIN(RADIANS([.$A9]))+SQRT([.$D$6]^2*SIN(RADIANS([.$A9]))^2+[.K$7]^2+2*[.K$7]*[.$D$6])" table:style-name="ce24">
            <text:p>182</text:p>
          </table:table-cell>
          <table:table-cell office:value-type="float" office:value="188.28585868856376" table:formula="of:=6-[.$D$6]*SIN(RADIANS([.$A9]))+SQRT([.$D$6]^2*SIN(RADIANS([.$A9]))^2+[.L$7]^2+2*[.L$7]*[.$D$6])" table:style-name="ce24">
            <text:p>188</text:p>
          </table:table-cell>
          <table:table-cell office:value-type="float" office:value="194.05025838148276" table:formula="of:=6-[.$D$6]*SIN(RADIANS([.$A9]))+SQRT([.$D$6]^2*SIN(RADIANS([.$A9]))^2+[.M$7]^2+2*[.M$7]*[.$D$6])" table:style-name="ce24">
            <text:p>194</text:p>
          </table:table-cell>
          <table:table-cell office:value-type="float" office:value="199.77632150254956" table:formula="of:=6-[.$D$6]*SIN(RADIANS([.$A9]))+SQRT([.$D$6]^2*SIN(RADIANS([.$A9]))^2+[.N$7]^2+2*[.N$7]*[.$D$6])" table:style-name="ce24">
            <text:p>200</text:p>
          </table:table-cell>
          <table:table-cell table:number-columns-repeated="3" table:style-name="ce1"/>
          <table:table-cell table:number-columns-repeated="24" table:style-name="ce3"/>
          <table:table-cell table:number-columns-repeated="16343"/>
        </table:table-row>
        <table:table-row table:style-name="ro3">
          <table:table-cell office:value-type="float" office:value="11" table:formula="of:=[.$A9]+1" table:style-name="ce15">
            <text:p>11</text:p>
          </table:table-cell>
          <table:table-cell office:value-type="float" office:value="125.75380995659555" table:formula="of:=6-[.$D$6]*SIN(RADIANS([.$A10]))+SQRT([.$D$6]^2*SIN(RADIANS([.$A10]))^2+[.B$7]^2+2*[.B$7]*[.$D$6])" table:style-name="ce25">
            <text:p>126</text:p>
          </table:table-cell>
          <table:table-cell office:value-type="float" office:value="132.18100830455447" table:formula="of:=6-[.$D$6]*SIN(RADIANS([.$A10]))+SQRT([.$D$6]^2*SIN(RADIANS([.$A10]))^2+[.C$7]^2+2*[.C$7]*[.$D$6])" table:style-name="ce26">
            <text:p>132</text:p>
          </table:table-cell>
          <table:table-cell office:value-type="float" office:value="138.50329457984435" table:formula="of:=6-[.$D$6]*SIN(RADIANS([.$A10]))+SQRT([.$D$6]^2*SIN(RADIANS([.$A10]))^2+[.D$7]^2+2*[.D$7]*[.$D$6])" table:style-name="ce26">
            <text:p>139</text:p>
          </table:table-cell>
          <table:table-cell office:value-type="float" office:value="144.73298040482871" table:formula="of:=6-[.$D$6]*SIN(RADIANS([.$A10]))+SQRT([.$D$6]^2*SIN(RADIANS([.$A10]))^2+[.E$7]^2+2*[.E$7]*[.$D$6])" table:style-name="ce26">
            <text:p>145</text:p>
          </table:table-cell>
          <table:table-cell office:value-type="float" office:value="150.88038104077839" table:formula="of:=6-[.$D$6]*SIN(RADIANS([.$A10]))+SQRT([.$D$6]^2*SIN(RADIANS([.$A10]))^2+[.F$7]^2+2*[.F$7]*[.$D$6])" table:style-name="ce26">
            <text:p>151</text:p>
          </table:table-cell>
          <table:table-cell office:value-type="float" office:value="156.95422554594529" table:formula="of:=6-[.$D$6]*SIN(RADIANS([.$A10]))+SQRT([.$D$6]^2*SIN(RADIANS([.$A10]))^2+[.G$7]^2+2*[.G$7]*[.$D$6])" table:style-name="ce26">
            <text:p>157</text:p>
          </table:table-cell>
          <table:table-cell office:value-type="float" office:value="162.9619660518903" table:formula="of:=6-[.$D$6]*SIN(RADIANS([.$A10]))+SQRT([.$D$6]^2*SIN(RADIANS([.$A10]))^2+[.H$7]^2+2*[.H$7]*[.$D$6])" table:style-name="ce26">
            <text:p>163</text:p>
          </table:table-cell>
          <table:table-cell office:value-type="float" office:value="168.91001473347922" table:formula="of:=6-[.$D$6]*SIN(RADIANS([.$A10]))+SQRT([.$D$6]^2*SIN(RADIANS([.$A10]))^2+[.I$7]^2+2*[.I$7]*[.$D$6])" table:style-name="ce26">
            <text:p>169</text:p>
          </table:table-cell>
          <table:table-cell office:value-type="float" office:value="174.80392797814335" table:formula="of:=6-[.$D$6]*SIN(RADIANS([.$A10]))+SQRT([.$D$6]^2*SIN(RADIANS([.$A10]))^2+[.J$7]^2+2*[.J$7]*[.$D$6])" table:style-name="ce26">
            <text:p>175</text:p>
          </table:table-cell>
          <table:table-cell office:value-type="float" office:value="180.64855135215504" table:formula="of:=6-[.$D$6]*SIN(RADIANS([.$A10]))+SQRT([.$D$6]^2*SIN(RADIANS([.$A10]))^2+[.K$7]^2+2*[.K$7]*[.$D$6])" table:style-name="ce26">
            <text:p>181</text:p>
          </table:table-cell>
          <table:table-cell office:value-type="float" office:value="186.44813502301679" table:formula="of:=6-[.$D$6]*SIN(RADIANS([.$A10]))+SQRT([.$D$6]^2*SIN(RADIANS([.$A10]))^2+[.L$7]^2+2*[.L$7]*[.$D$6])" table:style-name="ce26">
            <text:p>186</text:p>
          </table:table-cell>
          <table:table-cell office:value-type="float" office:value="192.20642661609313" table:formula="of:=6-[.$D$6]*SIN(RADIANS([.$A10]))+SQRT([.$D$6]^2*SIN(RADIANS([.$A10]))^2+[.M$7]^2+2*[.M$7]*[.$D$6])" table:style-name="ce26">
            <text:p>192</text:p>
          </table:table-cell>
          <table:table-cell office:value-type="float" office:value="197.92674662426887" table:formula="of:=6-[.$D$6]*SIN(RADIANS([.$A10]))+SQRT([.$D$6]^2*SIN(RADIANS([.$A10]))^2+[.N$7]^2+2*[.N$7]*[.$D$6])" table:style-name="ce26">
            <text:p>198</text:p>
          </table:table-cell>
          <table:table-cell table:number-columns-repeated="3" table:style-name="ce1"/>
          <table:table-cell table:number-columns-repeated="24" table:style-name="ce3"/>
          <table:table-cell table:number-columns-repeated="16343"/>
        </table:table-row>
        <table:table-row table:style-name="ro3">
          <table:table-cell office:value-type="float" office:value="12" table:formula="of:=[.$A10]+1" table:style-name="ce15">
            <text:p>12</text:p>
          </table:table-cell>
          <table:table-cell office:value-type="float" office:value="124.04525680975195" table:formula="of:=6-[.$D$6]*SIN(RADIANS([.$A11]))+SQRT([.$D$6]^2*SIN(RADIANS([.$A11]))^2+[.B$7]^2+2*[.B$7]*[.$D$6])" table:style-name="ce25">
            <text:p>124</text:p>
          </table:table-cell>
          <table:table-cell office:value-type="float" office:value="130.45766756700206" table:formula="of:=6-[.$D$6]*SIN(RADIANS([.$A11]))+SQRT([.$D$6]^2*SIN(RADIANS([.$A11]))^2+[.C$7]^2+2*[.C$7]*[.$D$6])" table:style-name="ce26">
            <text:p>130</text:p>
          </table:table-cell>
          <table:table-cell office:value-type="float" office:value="136.76659725912077" table:formula="of:=6-[.$D$6]*SIN(RADIANS([.$A11]))+SQRT([.$D$6]^2*SIN(RADIANS([.$A11]))^2+[.D$7]^2+2*[.D$7]*[.$D$6])" table:style-name="ce26">
            <text:p>137</text:p>
          </table:table-cell>
          <table:table-cell office:value-type="float" office:value="142.98414120244513" table:formula="of:=6-[.$D$6]*SIN(RADIANS([.$A11]))+SQRT([.$D$6]^2*SIN(RADIANS([.$A11]))^2+[.E$7]^2+2*[.E$7]*[.$D$6])" table:style-name="ce26">
            <text:p>143</text:p>
          </table:table-cell>
          <table:table-cell office:value-type="float" office:value="149.12044182415471" table:formula="of:=6-[.$D$6]*SIN(RADIANS([.$A11]))+SQRT([.$D$6]^2*SIN(RADIANS([.$A11]))^2+[.F$7]^2+2*[.F$7]*[.$D$6])" table:style-name="ce26">
            <text:p>149</text:p>
          </table:table-cell>
          <table:table-cell office:value-type="float" office:value="155.18408815104436" table:formula="of:=6-[.$D$6]*SIN(RADIANS([.$A11]))+SQRT([.$D$6]^2*SIN(RADIANS([.$A11]))^2+[.G$7]^2+2*[.G$7]*[.$D$6])" table:style-name="ce26">
            <text:p>155</text:p>
          </table:table-cell>
          <table:table-cell office:value-type="float" office:value="161.1824174584435" table:formula="of:=6-[.$D$6]*SIN(RADIANS([.$A11]))+SQRT([.$D$6]^2*SIN(RADIANS([.$A11]))^2+[.H$7]^2+2*[.H$7]*[.$D$6])" table:style-name="ce26">
            <text:p>161</text:p>
          </table:table-cell>
          <table:table-cell office:value-type="float" office:value="167.12174667904884" table:formula="of:=6-[.$D$6]*SIN(RADIANS([.$A11]))+SQRT([.$D$6]^2*SIN(RADIANS([.$A11]))^2+[.I$7]^2+2*[.I$7]*[.$D$6])" table:style-name="ce26">
            <text:p>167</text:p>
          </table:table-cell>
          <table:table-cell office:value-type="float" office:value="173.0075524459597" table:formula="of:=6-[.$D$6]*SIN(RADIANS([.$A11]))+SQRT([.$D$6]^2*SIN(RADIANS([.$A11]))^2+[.J$7]^2+2*[.J$7]*[.$D$6])" table:style-name="ce26">
            <text:p>173</text:p>
          </table:table-cell>
          <table:table-cell office:value-type="float" office:value="178.84461294909636" table:formula="of:=6-[.$D$6]*SIN(RADIANS([.$A11]))+SQRT([.$D$6]^2*SIN(RADIANS([.$A11]))^2+[.K$7]^2+2*[.K$7]*[.$D$6])" table:style-name="ce26">
            <text:p>179</text:p>
          </table:table-cell>
          <table:table-cell office:value-type="float" office:value="184.63712098047259" table:formula="of:=6-[.$D$6]*SIN(RADIANS([.$A11]))+SQRT([.$D$6]^2*SIN(RADIANS([.$A11]))^2+[.L$7]^2+2*[.L$7]*[.$D$6])" table:style-name="ce26">
            <text:p>185</text:p>
          </table:table-cell>
          <table:table-cell office:value-type="float" office:value="190.38877495047171" table:formula="of:=6-[.$D$6]*SIN(RADIANS([.$A11]))+SQRT([.$D$6]^2*SIN(RADIANS([.$A11]))^2+[.M$7]^2+2*[.M$7]*[.$D$6])" table:style-name="ce26">
            <text:p>190</text:p>
          </table:table-cell>
          <table:table-cell office:value-type="float" office:value="196.10285285607685" table:formula="of:=6-[.$D$6]*SIN(RADIANS([.$A11]))+SQRT([.$D$6]^2*SIN(RADIANS([.$A11]))^2+[.N$7]^2+2*[.N$7]*[.$D$6])" table:style-name="ce26">
            <text:p>196</text:p>
          </table:table-cell>
          <table:table-cell table:number-columns-repeated="3" table:style-name="ce1"/>
          <table:table-cell table:number-columns-repeated="24" table:style-name="ce3"/>
          <table:table-cell table:number-columns-repeated="16343"/>
        </table:table-row>
        <table:table-row table:style-name="ro3">
          <table:table-cell office:value-type="float" office:value="13" table:formula="of:=[.$A11]+1" table:style-name="ce15">
            <text:p>13</text:p>
          </table:table-cell>
          <table:table-cell office:value-type="float" office:value="122.37143024411131" table:formula="of:=6-[.$D$6]*SIN(RADIANS([.$A12]))+SQRT([.$D$6]^2*SIN(RADIANS([.$A12]))^2+[.B$7]^2+2*[.B$7]*[.$D$6])" table:style-name="ce25">
            <text:p>122</text:p>
          </table:table-cell>
          <table:table-cell office:value-type="float" office:value="128.76796102643965" table:formula="of:=6-[.$D$6]*SIN(RADIANS([.$A12]))+SQRT([.$D$6]^2*SIN(RADIANS([.$A12]))^2+[.C$7]^2+2*[.C$7]*[.$D$6])" table:style-name="ce26">
            <text:p>129</text:p>
          </table:table-cell>
          <table:table-cell office:value-type="float" office:value="135.06253904174892" table:formula="of:=6-[.$D$6]*SIN(RADIANS([.$A12]))+SQRT([.$D$6]^2*SIN(RADIANS([.$A12]))^2+[.D$7]^2+2*[.D$7]*[.$D$6])" table:style-name="ce26">
            <text:p>135</text:p>
          </table:table-cell>
          <table:table-cell office:value-type="float" office:value="141.26702984909488" table:formula="of:=6-[.$D$6]*SIN(RADIANS([.$A12]))+SQRT([.$D$6]^2*SIN(RADIANS([.$A12]))^2+[.E$7]^2+2*[.E$7]*[.$D$6])" table:style-name="ce26">
            <text:p>141</text:p>
          </table:table-cell>
          <table:table-cell office:value-type="float" office:value="147.39139205633239" table:formula="of:=6-[.$D$6]*SIN(RADIANS([.$A12]))+SQRT([.$D$6]^2*SIN(RADIANS([.$A12]))^2+[.F$7]^2+2*[.F$7]*[.$D$6])" table:style-name="ce26">
            <text:p>147</text:p>
          </table:table-cell>
          <table:table-cell office:value-type="float" office:value="153.44406558885294" table:formula="of:=6-[.$D$6]*SIN(RADIANS([.$A12]))+SQRT([.$D$6]^2*SIN(RADIANS([.$A12]))^2+[.G$7]^2+2*[.G$7]*[.$D$6])" table:style-name="ce26">
            <text:p>153</text:p>
          </table:table-cell>
          <table:table-cell office:value-type="float" office:value="159.43226530278724" table:formula="of:=6-[.$D$6]*SIN(RADIANS([.$A12]))+SQRT([.$D$6]^2*SIN(RADIANS([.$A12]))^2+[.H$7]^2+2*[.H$7]*[.$D$6])" table:style-name="ce26">
            <text:p>159</text:p>
          </table:table-cell>
          <table:table-cell office:value-type="float" office:value="165.36220652552589" table:formula="of:=6-[.$D$6]*SIN(RADIANS([.$A12]))+SQRT([.$D$6]^2*SIN(RADIANS([.$A12]))^2+[.I$7]^2+2*[.I$7]*[.$D$6])" table:style-name="ce26">
            <text:p>165</text:p>
          </table:table-cell>
          <table:table-cell office:value-type="float" office:value="171.23928073836419" table:formula="of:=6-[.$D$6]*SIN(RADIANS([.$A12]))+SQRT([.$D$6]^2*SIN(RADIANS([.$A12]))^2+[.J$7]^2+2*[.J$7]*[.$D$6])" table:style-name="ce26">
            <text:p>171</text:p>
          </table:table-cell>
          <table:table-cell office:value-type="float" office:value="177.0681941423243" table:formula="of:=6-[.$D$6]*SIN(RADIANS([.$A12]))+SQRT([.$D$6]^2*SIN(RADIANS([.$A12]))^2+[.K$7]^2+2*[.K$7]*[.$D$6])" table:style-name="ce26">
            <text:p>177</text:p>
          </table:table-cell>
          <table:table-cell office:value-type="float" office:value="182.85307818521727" table:formula="of:=6-[.$D$6]*SIN(RADIANS([.$A12]))+SQRT([.$D$6]^2*SIN(RADIANS([.$A12]))^2+[.L$7]^2+2*[.L$7]*[.$D$6])" table:style-name="ce26">
            <text:p>183</text:p>
          </table:table-cell>
          <table:table-cell office:value-type="float" office:value="188.59757862625867" table:formula="of:=6-[.$D$6]*SIN(RADIANS([.$A12]))+SQRT([.$D$6]^2*SIN(RADIANS([.$A12]))^2+[.M$7]^2+2*[.M$7]*[.$D$6])" table:style-name="ce26">
            <text:p>189</text:p>
          </table:table-cell>
          <table:table-cell office:value-type="float" office:value="194.30492797421232" table:formula="of:=6-[.$D$6]*SIN(RADIANS([.$A12]))+SQRT([.$D$6]^2*SIN(RADIANS([.$A12]))^2+[.N$7]^2+2*[.N$7]*[.$D$6])" table:style-name="ce26">
            <text:p>194</text:p>
          </table:table-cell>
          <table:table-cell table:number-columns-repeated="16370" table:style-name="ce1"/>
        </table:table-row>
        <table:table-row table:style-name="ro3">
          <table:table-cell office:value-type="float" office:value="14" table:formula="of:=[.$A12]+1" table:style-name="ce15">
            <text:p>14</text:p>
          </table:table-cell>
          <table:table-cell office:value-type="float" office:value="120.73229310012523" table:formula="of:=6-[.$D$6]*SIN(RADIANS([.$A13]))+SQRT([.$D$6]^2*SIN(RADIANS([.$A13]))^2+[.B$7]^2+2*[.B$7]*[.$D$6])" table:style-name="ce25">
            <text:p>121</text:p>
          </table:table-cell>
          <table:table-cell office:value-type="float" office:value="127.11189592303189" table:formula="of:=6-[.$D$6]*SIN(RADIANS([.$A13]))+SQRT([.$D$6]^2*SIN(RADIANS([.$A13]))^2+[.C$7]^2+2*[.C$7]*[.$D$6])" table:style-name="ce26">
            <text:p>127</text:p>
          </table:table-cell>
          <table:table-cell office:value-type="float" office:value="133.3911655474773" table:formula="of:=6-[.$D$6]*SIN(RADIANS([.$A13]))+SQRT([.$D$6]^2*SIN(RADIANS([.$A13]))^2+[.D$7]^2+2*[.D$7]*[.$D$6])" table:style-name="ce26">
            <text:p>133</text:p>
          </table:table-cell>
          <table:table-cell office:value-type="float" office:value="139.58172547644207" table:formula="of:=6-[.$D$6]*SIN(RADIANS([.$A13]))+SQRT([.$D$6]^2*SIN(RADIANS([.$A13]))^2+[.E$7]^2+2*[.E$7]*[.$D$6])" table:style-name="ce26">
            <text:p>140</text:p>
          </table:table-cell>
          <table:table-cell office:value-type="float" office:value="145.69334039098376" table:formula="of:=6-[.$D$6]*SIN(RADIANS([.$A13]))+SQRT([.$D$6]^2*SIN(RADIANS([.$A13]))^2+[.F$7]^2+2*[.F$7]*[.$D$6])" table:style-name="ce26">
            <text:p>146</text:p>
          </table:table-cell>
          <table:table-cell office:value-type="float" office:value="151.73429272490239" table:formula="of:=6-[.$D$6]*SIN(RADIANS([.$A13]))+SQRT([.$D$6]^2*SIN(RADIANS([.$A13]))^2+[.G$7]^2+2*[.G$7]*[.$D$6])" table:style-name="ce26">
            <text:p>152</text:p>
          </table:table-cell>
          <table:table-cell office:value-type="float" office:value="157.71166788641946" table:formula="of:=6-[.$D$6]*SIN(RADIANS([.$A13]))+SQRT([.$D$6]^2*SIN(RADIANS([.$A13]))^2+[.H$7]^2+2*[.H$7]*[.$D$6])" table:style-name="ce26">
            <text:p>158</text:p>
          </table:table-cell>
          <table:table-cell office:value-type="float" office:value="163.63157365996622" table:formula="of:=6-[.$D$6]*SIN(RADIANS([.$A13]))+SQRT([.$D$6]^2*SIN(RADIANS([.$A13]))^2+[.I$7]^2+2*[.I$7]*[.$D$6])" table:style-name="ce26">
            <text:p>164</text:p>
          </table:table-cell>
          <table:table-cell office:value-type="float" office:value="169.49931132046697" table:formula="of:=6-[.$D$6]*SIN(RADIANS([.$A13]))+SQRT([.$D$6]^2*SIN(RADIANS([.$A13]))^2+[.J$7]^2+2*[.J$7]*[.$D$6])" table:style-name="ce26">
            <text:p>169</text:p>
          </table:table-cell>
          <table:table-cell office:value-type="float" office:value="175.3195107468365" table:formula="of:=6-[.$D$6]*SIN(RADIANS([.$A13]))+SQRT([.$D$6]^2*SIN(RADIANS([.$A13]))^2+[.K$7]^2+2*[.K$7]*[.$D$6])" table:style-name="ce26">
            <text:p>175</text:p>
          </table:table-cell>
          <table:table-cell office:value-type="float" office:value="181.09623830375233" table:formula="of:=6-[.$D$6]*SIN(RADIANS([.$A13]))+SQRT([.$D$6]^2*SIN(RADIANS([.$A13]))^2+[.L$7]^2+2*[.L$7]*[.$D$6])" table:style-name="ce26">
            <text:p>181</text:p>
          </table:table-cell>
          <table:table-cell office:value-type="float" office:value="186.8330838537851" table:formula="of:=6-[.$D$6]*SIN(RADIANS([.$A13]))+SQRT([.$D$6]^2*SIN(RADIANS([.$A13]))^2+[.M$7]^2+2*[.M$7]*[.$D$6])" table:style-name="ce26">
            <text:p>187</text:p>
          </table:table-cell>
          <table:table-cell office:value-type="float" office:value="192.53323158473734" table:formula="of:=6-[.$D$6]*SIN(RADIANS([.$A13]))+SQRT([.$D$6]^2*SIN(RADIANS([.$A13]))^2+[.N$7]^2+2*[.N$7]*[.$D$6])" table:style-name="ce26">
            <text:p>193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formula="of:=[.$A13]+1" table:style-name="ce15">
            <text:p>15</text:p>
          </table:table-cell>
          <table:table-cell office:value-type="float" office:value="119.12776485869995" table:formula="of:=6-[.$D$6]*SIN(RADIANS([.$A14]))+SQRT([.$D$6]^2*SIN(RADIANS([.$A14]))^2+[.B$7]^2+2*[.B$7]*[.$D$6])" table:style-name="ce25">
            <text:p>119</text:p>
          </table:table-cell>
          <table:table-cell office:value-type="float" office:value="125.48943822625685" table:formula="of:=6-[.$D$6]*SIN(RADIANS([.$A14]))+SQRT([.$D$6]^2*SIN(RADIANS([.$A14]))^2+[.C$7]^2+2*[.C$7]*[.$D$6])" table:style-name="ce26">
            <text:p>125</text:p>
          </table:table-cell>
          <table:table-cell office:value-type="float" office:value="131.75248300859406" table:formula="of:=6-[.$D$6]*SIN(RADIANS([.$A14]))+SQRT([.$D$6]^2*SIN(RADIANS([.$A14]))^2+[.D$7]^2+2*[.D$7]*[.$D$6])" table:style-name="ce26">
            <text:p>132</text:p>
          </table:table-cell>
          <table:table-cell office:value-type="float" office:value="137.9282695324292" table:formula="of:=6-[.$D$6]*SIN(RADIANS([.$A14]))+SQRT([.$D$6]^2*SIN(RADIANS([.$A14]))^2+[.E$7]^2+2*[.E$7]*[.$D$6])" table:style-name="ce26">
            <text:p>138</text:p>
          </table:table-cell>
          <table:table-cell office:value-type="float" office:value="144.0263593451445" table:formula="of:=6-[.$D$6]*SIN(RADIANS([.$A14]))+SQRT([.$D$6]^2*SIN(RADIANS([.$A14]))^2+[.F$7]^2+2*[.F$7]*[.$D$6])" table:style-name="ce26">
            <text:p>144</text:p>
          </table:table-cell>
          <table:table-cell office:value-type="float" office:value="150.05486969819182" table:formula="of:=6-[.$D$6]*SIN(RADIANS([.$A14]))+SQRT([.$D$6]^2*SIN(RADIANS([.$A14]))^2+[.G$7]^2+2*[.G$7]*[.$D$6])" table:style-name="ce26">
            <text:p>150</text:p>
          </table:table-cell>
          <table:table-cell office:value-type="float" office:value="156.02075007428289" table:formula="of:=6-[.$D$6]*SIN(RADIANS([.$A14]))+SQRT([.$D$6]^2*SIN(RADIANS([.$A14]))^2+[.H$7]^2+2*[.H$7]*[.$D$6])" table:style-name="ce26">
            <text:p>156</text:p>
          </table:table-cell>
          <table:table-cell office:value-type="float" office:value="161.92999521713173" table:formula="of:=6-[.$D$6]*SIN(RADIANS([.$A14]))+SQRT([.$D$6]^2*SIN(RADIANS([.$A14]))^2+[.I$7]^2+2*[.I$7]*[.$D$6])" table:style-name="ce26">
            <text:p>162</text:p>
          </table:table-cell>
          <table:table-cell office:value-type="float" office:value="167.78781149596279" table:formula="of:=6-[.$D$6]*SIN(RADIANS([.$A14]))+SQRT([.$D$6]^2*SIN(RADIANS([.$A14]))^2+[.J$7]^2+2*[.J$7]*[.$D$6])" table:style-name="ce26">
            <text:p>168</text:p>
          </table:table-cell>
          <table:table-cell office:value-type="float" office:value="173.59874842428746" table:formula="of:=6-[.$D$6]*SIN(RADIANS([.$A14]))+SQRT([.$D$6]^2*SIN(RADIANS([.$A14]))^2+[.K$7]^2+2*[.K$7]*[.$D$6])" table:style-name="ce26">
            <text:p>174</text:p>
          </table:table-cell>
          <table:table-cell office:value-type="float" office:value="179.36680378359841" table:formula="of:=6-[.$D$6]*SIN(RADIANS([.$A14]))+SQRT([.$D$6]^2*SIN(RADIANS([.$A14]))^2+[.L$7]^2+2*[.L$7]*[.$D$6])" table:style-name="ce26">
            <text:p>179</text:p>
          </table:table-cell>
          <table:table-cell office:value-type="float" office:value="185.09550849290409" table:formula="of:=6-[.$D$6]*SIN(RADIANS([.$A14]))+SQRT([.$D$6]^2*SIN(RADIANS([.$A14]))^2+[.M$7]^2+2*[.M$7]*[.$D$6])" table:style-name="ce26">
            <text:p>185</text:p>
          </table:table-cell>
          <table:table-cell office:value-type="float" office:value="190.78799575267854" table:formula="of:=6-[.$D$6]*SIN(RADIANS([.$A14]))+SQRT([.$D$6]^2*SIN(RADIANS([.$A14]))^2+[.N$7]^2+2*[.N$7]*[.$D$6])" table:style-name="ce26">
            <text:p>191</text:p>
          </table:table-cell>
          <table:table-cell table:number-columns-repeated="16370" table:style-name="ce1"/>
        </table:table-row>
        <table:table-row table:style-name="ro3">
          <table:table-cell office:value-type="float" office:value="16" table:formula="of:=[.$A14]+1" table:style-name="ce15">
            <text:p>16</text:p>
          </table:table-cell>
          <table:table-cell office:value-type="float" office:value="117.55772386345693" table:formula="of:=6-[.$D$6]*SIN(RADIANS([.$A15]))+SQRT([.$D$6]^2*SIN(RADIANS([.$A15]))^2+[.B$7]^2+2*[.B$7]*[.$D$6])" table:style-name="ce25">
            <text:p>118</text:p>
          </table:table-cell>
          <table:table-cell office:value-type="float" office:value="123.90051458192237" table:formula="of:=6-[.$D$6]*SIN(RADIANS([.$A15]))+SQRT([.$D$6]^2*SIN(RADIANS([.$A15]))^2+[.C$7]^2+2*[.C$7]*[.$D$6])" table:style-name="ce26">
            <text:p>124</text:p>
          </table:table-cell>
          <table:table-cell office:value-type="float" office:value="130.14645999059485" table:formula="of:=6-[.$D$6]*SIN(RADIANS([.$A15]))+SQRT([.$D$6]^2*SIN(RADIANS([.$A15]))^2+[.D$7]^2+2*[.D$7]*[.$D$6])" table:style-name="ce26">
            <text:p>130</text:p>
          </table:table-cell>
          <table:table-cell office:value-type="float" office:value="136.30666731343996" table:formula="of:=6-[.$D$6]*SIN(RADIANS([.$A15]))+SQRT([.$D$6]^2*SIN(RADIANS([.$A15]))^2+[.E$7]^2+2*[.E$7]*[.$D$6])" table:style-name="ce26">
            <text:p>136</text:p>
          </table:table-cell>
          <table:table-cell office:value-type="float" office:value="142.39048667261278" table:formula="of:=6-[.$D$6]*SIN(RADIANS([.$A15]))+SQRT([.$D$6]^2*SIN(RADIANS([.$A15]))^2+[.F$7]^2+2*[.F$7]*[.$D$6])" table:style-name="ce26">
            <text:p>142</text:p>
          </table:table-cell>
          <table:table-cell office:value-type="float" office:value="148.40586315952419" table:formula="of:=6-[.$D$6]*SIN(RADIANS([.$A15]))+SQRT([.$D$6]^2*SIN(RADIANS([.$A15]))^2+[.G$7]^2+2*[.G$7]*[.$D$6])" table:style-name="ce26">
            <text:p>148</text:p>
          </table:table-cell>
          <table:table-cell office:value-type="float" office:value="154.35960441715815" table:formula="of:=6-[.$D$6]*SIN(RADIANS([.$A15]))+SQRT([.$D$6]^2*SIN(RADIANS([.$A15]))^2+[.H$7]^2+2*[.H$7]*[.$D$6])" table:style-name="ce26">
            <text:p>154</text:p>
          </table:table-cell>
          <table:table-cell office:value-type="float" office:value="160.25758710153963" table:formula="of:=6-[.$D$6]*SIN(RADIANS([.$A15]))+SQRT([.$D$6]^2*SIN(RADIANS([.$A15]))^2+[.I$7]^2+2*[.I$7]*[.$D$6])" table:style-name="ce26">
            <text:p>160</text:p>
          </table:table-cell>
          <table:table-cell office:value-type="float" office:value="166.10491834169198" table:formula="of:=6-[.$D$6]*SIN(RADIANS([.$A15]))+SQRT([.$D$6]^2*SIN(RADIANS([.$A15]))^2+[.J$7]^2+2*[.J$7]*[.$D$6])" table:style-name="ce26">
            <text:p>166</text:p>
          </table:table-cell>
          <table:table-cell office:value-type="float" office:value="171.90606354075396" table:formula="of:=6-[.$D$6]*SIN(RADIANS([.$A15]))+SQRT([.$D$6]^2*SIN(RADIANS([.$A15]))^2+[.K$7]^2+2*[.K$7]*[.$D$6])" table:style-name="ce26">
            <text:p>172</text:p>
          </table:table-cell>
          <table:table-cell office:value-type="float" office:value="177.66494864323437" table:formula="of:=6-[.$D$6]*SIN(RADIANS([.$A15]))+SQRT([.$D$6]^2*SIN(RADIANS([.$A15]))^2+[.L$7]^2+2*[.L$7]*[.$D$6])" table:style-name="ce26">
            <text:p>178</text:p>
          </table:table-cell>
          <table:table-cell office:value-type="float" office:value="183.38504278268482" table:formula="of:=6-[.$D$6]*SIN(RADIANS([.$A15]))+SQRT([.$D$6]^2*SIN(RADIANS([.$A15]))^2+[.M$7]^2+2*[.M$7]*[.$D$6])" table:style-name="ce26">
            <text:p>183</text:p>
          </table:table-cell>
          <table:table-cell office:value-type="float" office:value="189.06942567793129" table:formula="of:=6-[.$D$6]*SIN(RADIANS([.$A15]))+SQRT([.$D$6]^2*SIN(RADIANS([.$A15]))^2+[.N$7]^2+2*[.N$7]*[.$D$6])" table:style-name="ce26">
            <text:p>189</text:p>
          </table:table-cell>
          <table:table-cell table:number-columns-repeated="16370" table:style-name="ce1"/>
        </table:table-row>
        <table:table-row table:style-name="ro3">
          <table:table-cell office:value-type="float" office:value="17" table:formula="of:=[.$A15]+1" table:style-name="ce15">
            <text:p>17</text:p>
          </table:table-cell>
          <table:table-cell office:value-type="float" office:value="116.02200960920672" table:formula="of:=6-[.$D$6]*SIN(RADIANS([.$A16]))+SQRT([.$D$6]^2*SIN(RADIANS([.$A16]))^2+[.B$7]^2+2*[.B$7]*[.$D$6])" table:style-name="ce25">
            <text:p>116</text:p>
          </table:table-cell>
          <table:table-cell office:value-type="float" office:value="122.34501432470148" table:formula="of:=6-[.$D$6]*SIN(RADIANS([.$A16]))+SQRT([.$D$6]^2*SIN(RADIANS([.$A16]))^2+[.C$7]^2+2*[.C$7]*[.$D$6])" table:style-name="ce26">
            <text:p>122</text:p>
          </table:table-cell>
          <table:table-cell office:value-type="float" office:value="128.57302917678462" table:formula="of:=6-[.$D$6]*SIN(RADIANS([.$A16]))+SQRT([.$D$6]^2*SIN(RADIANS([.$A16]))^2+[.D$7]^2+2*[.D$7]*[.$D$6])" table:style-name="ce26">
            <text:p>129</text:p>
          </table:table-cell>
          <table:table-cell office:value-type="float" office:value="134.71688955833656" table:formula="of:=6-[.$D$6]*SIN(RADIANS([.$A16]))+SQRT([.$D$6]^2*SIN(RADIANS([.$A16]))^2+[.E$7]^2+2*[.E$7]*[.$D$6])" table:style-name="ce26">
            <text:p>135</text:p>
          </table:table-cell>
          <table:table-cell office:value-type="float" office:value="140.78572679694349" table:formula="of:=6-[.$D$6]*SIN(RADIANS([.$A16]))+SQRT([.$D$6]^2*SIN(RADIANS([.$A16]))^2+[.F$7]^2+2*[.F$7]*[.$D$6])" table:style-name="ce26">
            <text:p>141</text:p>
          </table:table-cell>
          <table:table-cell office:value-type="float" office:value="146.78730756708475" table:formula="of:=6-[.$D$6]*SIN(RADIANS([.$A16]))+SQRT([.$D$6]^2*SIN(RADIANS([.$A16]))^2+[.G$7]^2+2*[.G$7]*[.$D$6])" table:style-name="ce26">
            <text:p>147</text:p>
          </table:table-cell>
          <table:table-cell office:value-type="float" office:value="152.72829232896405" table:formula="of:=6-[.$D$6]*SIN(RADIANS([.$A16]))+SQRT([.$D$6]^2*SIN(RADIANS([.$A16]))^2+[.H$7]^2+2*[.H$7]*[.$D$6])" table:style-name="ce26">
            <text:p>153</text:p>
          </table:table-cell>
          <table:table-cell office:value-type="float" office:value="158.61443506215113" table:formula="of:=6-[.$D$6]*SIN(RADIANS([.$A16]))+SQRT([.$D$6]^2*SIN(RADIANS([.$A16]))^2+[.I$7]^2+2*[.I$7]*[.$D$6])" table:style-name="ce26">
            <text:p>159</text:p>
          </table:table-cell>
          <table:table-cell office:value-type="float" office:value="164.45073969266957" table:formula="of:=6-[.$D$6]*SIN(RADIANS([.$A16]))+SQRT([.$D$6]^2*SIN(RADIANS([.$A16]))^2+[.J$7]^2+2*[.J$7]*[.$D$6])" table:style-name="ce26">
            <text:p>164</text:p>
          </table:table-cell>
          <table:table-cell office:value-type="float" office:value="170.24158407290744" table:formula="of:=6-[.$D$6]*SIN(RADIANS([.$A16]))+SQRT([.$D$6]^2*SIN(RADIANS([.$A16]))^2+[.K$7]^2+2*[.K$7]*[.$D$6])" table:style-name="ce26">
            <text:p>170</text:p>
          </table:table-cell>
          <table:table-cell office:value-type="float" office:value="175.99081930849778" table:formula="of:=6-[.$D$6]*SIN(RADIANS([.$A16]))+SQRT([.$D$6]^2*SIN(RADIANS([.$A16]))^2+[.L$7]^2+2*[.L$7]*[.$D$6])" table:style-name="ce26">
            <text:p>176</text:p>
          </table:table-cell>
          <table:table-cell office:value-type="float" office:value="181.70185011573855" table:formula="of:=6-[.$D$6]*SIN(RADIANS([.$A16]))+SQRT([.$D$6]^2*SIN(RADIANS([.$A16]))^2+[.M$7]^2+2*[.M$7]*[.$D$6])" table:style-name="ce26">
            <text:p>182</text:p>
          </table:table-cell>
          <table:table-cell office:value-type="float" office:value="187.37770041407811" table:formula="of:=6-[.$D$6]*SIN(RADIANS([.$A16]))+SQRT([.$D$6]^2*SIN(RADIANS([.$A16]))^2+[.N$7]^2+2*[.N$7]*[.$D$6])" table:style-name="ce26">
            <text:p>187</text:p>
          </table:table-cell>
          <table:table-cell table:number-columns-repeated="16370" table:style-name="ce1"/>
        </table:table-row>
        <table:table-row table:style-name="ro3">
          <table:table-cell office:value-type="float" office:value="18" table:formula="of:=[.$A16]+1" table:style-name="ce15">
            <text:p>18</text:p>
          </table:table-cell>
          <table:table-cell office:value-type="float" office:value="114.52042507894551" table:formula="of:=6-[.$D$6]*SIN(RADIANS([.$A17]))+SQRT([.$D$6]^2*SIN(RADIANS([.$A17]))^2+[.B$7]^2+2*[.B$7]*[.$D$6])" table:style-name="ce25">
            <text:p>115</text:p>
          </table:table-cell>
          <table:table-cell office:value-type="float" office:value="120.82279154124434" table:formula="of:=6-[.$D$6]*SIN(RADIANS([.$A17]))+SQRT([.$D$6]^2*SIN(RADIANS([.$A17]))^2+[.C$7]^2+2*[.C$7]*[.$D$6])" table:style-name="ce26">
            <text:p>121</text:p>
          </table:table-cell>
          <table:table-cell office:value-type="float" office:value="127.03208920405451" table:formula="of:=6-[.$D$6]*SIN(RADIANS([.$A17]))+SQRT([.$D$6]^2*SIN(RADIANS([.$A17]))^2+[.D$7]^2+2*[.D$7]*[.$D$6])" table:style-name="ce26">
            <text:p>127</text:p>
          </table:table-cell>
          <table:table-cell office:value-type="float" office:value="133.15887409337591" table:formula="of:=6-[.$D$6]*SIN(RADIANS([.$A17]))+SQRT([.$D$6]^2*SIN(RADIANS([.$A17]))^2+[.E$7]^2+2*[.E$7]*[.$D$6])" table:style-name="ce26">
            <text:p>133</text:p>
          </table:table-cell>
          <table:table-cell office:value-type="float" office:value="139.21205229447611" table:formula="of:=6-[.$D$6]*SIN(RADIANS([.$A17]))+SQRT([.$D$6]^2*SIN(RADIANS([.$A17]))^2+[.F$7]^2+2*[.F$7]*[.$D$6])" table:style-name="ce26">
            <text:p>139</text:p>
          </table:table-cell>
          <table:table-cell office:value-type="float" office:value="145.19920653088394" table:formula="of:=6-[.$D$6]*SIN(RADIANS([.$A17]))+SQRT([.$D$6]^2*SIN(RADIANS([.$A17]))^2+[.G$7]^2+2*[.G$7]*[.$D$6])" table:style-name="ce26">
            <text:p>145</text:p>
          </table:table-cell>
          <table:table-cell office:value-type="float" office:value="151.12684531156947" table:formula="of:=6-[.$D$6]*SIN(RADIANS([.$A17]))+SQRT([.$D$6]^2*SIN(RADIANS([.$A17]))^2+[.H$7]^2+2*[.H$7]*[.$D$6])" table:style-name="ce26">
            <text:p>151</text:p>
          </table:table-cell>
          <table:table-cell office:value-type="float" office:value="157.00059581312951" table:formula="of:=6-[.$D$6]*SIN(RADIANS([.$A17]))+SQRT([.$D$6]^2*SIN(RADIANS([.$A17]))^2+[.I$7]^2+2*[.I$7]*[.$D$6])" table:style-name="ce26">
            <text:p>157</text:p>
          </table:table-cell>
          <table:table-cell office:value-type="float" office:value="162.82535517171027" table:formula="of:=6-[.$D$6]*SIN(RADIANS([.$A17]))+SQRT([.$D$6]^2*SIN(RADIANS([.$A17]))^2+[.J$7]^2+2*[.J$7]*[.$D$6])" table:style-name="ce26">
            <text:p>163</text:p>
          </table:table-cell>
          <table:table-cell office:value-type="float" office:value="168.6054105573171" table:formula="of:=6-[.$D$6]*SIN(RADIANS([.$A17]))+SQRT([.$D$6]^2*SIN(RADIANS([.$A17]))^2+[.K$7]^2+2*[.K$7]*[.$D$6])" table:style-name="ce26">
            <text:p>169</text:p>
          </table:table-cell>
          <table:table-cell office:value-type="float" office:value="174.34453549068195" table:formula="of:=6-[.$D$6]*SIN(RADIANS([.$A17]))+SQRT([.$D$6]^2*SIN(RADIANS([.$A17]))^2+[.L$7]^2+2*[.L$7]*[.$D$6])" table:style-name="ce26">
            <text:p>174</text:p>
          </table:table-cell>
          <table:table-cell office:value-type="float" office:value="180.04606785285313" table:formula="of:=6-[.$D$6]*SIN(RADIANS([.$A17]))+SQRT([.$D$6]^2*SIN(RADIANS([.$A17]))^2+[.M$7]^2+2*[.M$7]*[.$D$6])" table:style-name="ce26">
            <text:p>180</text:p>
          </table:table-cell>
          <table:table-cell office:value-type="float" office:value="185.71297362618185" table:formula="of:=6-[.$D$6]*SIN(RADIANS([.$A17]))+SQRT([.$D$6]^2*SIN(RADIANS([.$A17]))^2+[.N$7]^2+2*[.N$7]*[.$D$6])" table:style-name="ce26">
            <text:p>186</text:p>
          </table:table-cell>
          <table:table-cell table:number-columns-repeated="16370"/>
        </table:table-row>
        <table:table-row table:style-name="ro3">
          <table:table-cell office:value-type="float" office:value="19" table:formula="of:=[.$A17]+1" table:style-name="ce15">
            <text:p>19</text:p>
          </table:table-cell>
          <table:table-cell office:value-type="float" office:value="113.05273911224468" table:formula="of:=6-[.$D$6]*SIN(RADIANS([.$A18]))+SQRT([.$D$6]^2*SIN(RADIANS([.$A18]))^2+[.B$7]^2+2*[.B$7]*[.$D$6])" table:style-name="ce25">
            <text:p>113</text:p>
          </table:table-cell>
          <table:table-cell office:value-type="float" office:value="119.33366716929139" table:formula="of:=6-[.$D$6]*SIN(RADIANS([.$A18]))+SQRT([.$D$6]^2*SIN(RADIANS([.$A18]))^2+[.C$7]^2+2*[.C$7]*[.$D$6])" table:style-name="ce26">
            <text:p>119</text:p>
          </table:table-cell>
          <table:table-cell office:value-type="float" office:value="125.52350653731516" table:formula="of:=6-[.$D$6]*SIN(RADIANS([.$A18]))+SQRT([.$D$6]^2*SIN(RADIANS([.$A18]))^2+[.D$7]^2+2*[.D$7]*[.$D$6])" table:style-name="ce26">
            <text:p>126</text:p>
          </table:table-cell>
          <table:table-cell office:value-type="float" office:value="131.63252751715424" table:formula="of:=6-[.$D$6]*SIN(RADIANS([.$A18]))+SQRT([.$D$6]^2*SIN(RADIANS([.$A18]))^2+[.E$7]^2+2*[.E$7]*[.$D$6])" table:style-name="ce26">
            <text:p>132</text:p>
          </table:table-cell>
          <table:table-cell office:value-type="float" office:value="137.66940541791831" table:formula="of:=6-[.$D$6]*SIN(RADIANS([.$A18]))+SQRT([.$D$6]^2*SIN(RADIANS([.$A18]))^2+[.F$7]^2+2*[.F$7]*[.$D$6])" table:style-name="ce26">
            <text:p>138</text:p>
          </table:table-cell>
          <table:table-cell office:value-type="float" office:value="143.64153419772305" table:formula="of:=6-[.$D$6]*SIN(RADIANS([.$A18]))+SQRT([.$D$6]^2*SIN(RADIANS([.$A18]))^2+[.G$7]^2+2*[.G$7]*[.$D$6])" table:style-name="ce26">
            <text:p>144</text:p>
          </table:table-cell>
          <table:table-cell office:value-type="float" office:value="149.55526621972797" table:formula="of:=6-[.$D$6]*SIN(RADIANS([.$A18]))+SQRT([.$D$6]^2*SIN(RADIANS([.$A18]))^2+[.H$7]^2+2*[.H$7]*[.$D$6])" table:style-name="ce26">
            <text:p>150</text:p>
          </table:table-cell>
          <table:table-cell office:value-type="float" office:value="155.41609819408114" table:formula="of:=6-[.$D$6]*SIN(RADIANS([.$A18]))+SQRT([.$D$6]^2*SIN(RADIANS([.$A18]))^2+[.I$7]^2+2*[.I$7]*[.$D$6])" table:style-name="ce26">
            <text:p>155</text:p>
          </table:table-cell>
          <table:table-cell office:value-type="float" office:value="161.2288172577463" table:formula="of:=6-[.$D$6]*SIN(RADIANS([.$A18]))+SQRT([.$D$6]^2*SIN(RADIANS([.$A18]))^2+[.J$7]^2+2*[.J$7]*[.$D$6])" table:style-name="ce26">
            <text:p>161</text:p>
          </table:table-cell>
          <table:table-cell office:value-type="float" office:value="166.99761707756369" table:formula="of:=6-[.$D$6]*SIN(RADIANS([.$A18]))+SQRT([.$D$6]^2*SIN(RADIANS([.$A18]))^2+[.K$7]^2+2*[.K$7]*[.$D$6])" table:style-name="ce26">
            <text:p>167</text:p>
          </table:table-cell>
          <table:table-cell office:value-type="float" office:value="172.72619110151294" table:formula="of:=6-[.$D$6]*SIN(RADIANS([.$A18]))+SQRT([.$D$6]^2*SIN(RADIANS([.$A18]))^2+[.L$7]^2+2*[.L$7]*[.$D$6])" table:style-name="ce26">
            <text:p>173</text:p>
          </table:table-cell>
          <table:table-cell office:value-type="float" office:value="178.41780817355556" table:formula="of:=6-[.$D$6]*SIN(RADIANS([.$A18]))+SQRT([.$D$6]^2*SIN(RADIANS([.$A18]))^2+[.M$7]^2+2*[.M$7]*[.$D$6])" table:style-name="ce26">
            <text:p>178</text:p>
          </table:table-cell>
          <table:table-cell office:value-type="float" office:value="184.07537438355411" table:formula="of:=6-[.$D$6]*SIN(RADIANS([.$A18]))+SQRT([.$D$6]^2*SIN(RADIANS([.$A18]))^2+[.N$7]^2+2*[.N$7]*[.$D$6])" table:style-name="ce26">
            <text:p>184</text:p>
          </table:table-cell>
          <table:table-cell table:number-columns-repeated="16370"/>
        </table:table-row>
        <table:table-row table:style-name="ro3">
          <table:table-cell office:value-type="float" office:value="20" table:formula="of:=[.$A18]+1" table:style-name="ce15">
            <text:p>20</text:p>
          </table:table-cell>
          <table:table-cell office:value-type="float" office:value="111.61868878864699" table:formula="of:=6-[.$D$6]*SIN(RADIANS([.$A19]))+SQRT([.$D$6]^2*SIN(RADIANS([.$A19]))^2+[.B$7]^2+2*[.B$7]*[.$D$6])" table:style-name="ce25">
            <text:p>112</text:p>
          </table:table-cell>
          <table:table-cell office:value-type="float" office:value="117.87743111873415" table:formula="of:=6-[.$D$6]*SIN(RADIANS([.$A19]))+SQRT([.$D$6]^2*SIN(RADIANS([.$A19]))^2+[.C$7]^2+2*[.C$7]*[.$D$6])" table:style-name="ce26">
            <text:p>118</text:p>
          </table:table-cell>
          <table:table-cell office:value-type="float" office:value="124.04711737042989" table:formula="of:=6-[.$D$6]*SIN(RADIANS([.$A19]))+SQRT([.$D$6]^2*SIN(RADIANS([.$A19]))^2+[.D$7]^2+2*[.D$7]*[.$D$6])" table:style-name="ce26">
            <text:p>124</text:p>
          </table:table-cell>
          <table:table-cell office:value-type="float" office:value="130.13772691498497" table:formula="of:=6-[.$D$6]*SIN(RADIANS([.$A19]))+SQRT([.$D$6]^2*SIN(RADIANS([.$A19]))^2+[.E$7]^2+2*[.E$7]*[.$D$6])" table:style-name="ce26">
            <text:p>130</text:p>
          </table:table-cell>
          <table:table-cell office:value-type="float" office:value="136.15769965118176" table:formula="of:=6-[.$D$6]*SIN(RADIANS([.$A19]))+SQRT([.$D$6]^2*SIN(RADIANS([.$A19]))^2+[.F$7]^2+2*[.F$7]*[.$D$6])" table:style-name="ce26">
            <text:p>136</text:p>
          </table:table-cell>
          <table:table-cell office:value-type="float" office:value="142.11423666845968" table:formula="of:=6-[.$D$6]*SIN(RADIANS([.$A19]))+SQRT([.$D$6]^2*SIN(RADIANS([.$A19]))^2+[.G$7]^2+2*[.G$7]*[.$D$6])" table:style-name="ce26">
            <text:p>142</text:p>
          </table:table-cell>
          <table:table-cell office:value-type="float" office:value="148.01353055882072" table:formula="of:=6-[.$D$6]*SIN(RADIANS([.$A19]))+SQRT([.$D$6]^2*SIN(RADIANS([.$A19]))^2+[.H$7]^2+2*[.H$7]*[.$D$6])" table:style-name="ce26">
            <text:p>148</text:p>
          </table:table-cell>
          <table:table-cell office:value-type="float" office:value="153.86094436323646" table:formula="of:=6-[.$D$6]*SIN(RADIANS([.$A19]))+SQRT([.$D$6]^2*SIN(RADIANS([.$A19]))^2+[.I$7]^2+2*[.I$7]*[.$D$6])" table:style-name="ce26">
            <text:p>154</text:p>
          </table:table-cell>
          <table:table-cell office:value-type="float" office:value="159.66115238695318" table:formula="of:=6-[.$D$6]*SIN(RADIANS([.$A19]))+SQRT([.$D$6]^2*SIN(RADIANS([.$A19]))^2+[.J$7]^2+2*[.J$7]*[.$D$6])" table:style-name="ce26">
            <text:p>160</text:p>
          </table:table-cell>
          <table:table-cell office:value-type="float" office:value="165.41825228384693" table:formula="of:=6-[.$D$6]*SIN(RADIANS([.$A19]))+SQRT([.$D$6]^2*SIN(RADIANS([.$A19]))^2+[.K$7]^2+2*[.K$7]*[.$D$6])" table:style-name="ce26">
            <text:p>165</text:p>
          </table:table-cell>
          <table:table-cell office:value-type="float" office:value="171.13585520017949" table:formula="of:=6-[.$D$6]*SIN(RADIANS([.$A19]))+SQRT([.$D$6]^2*SIN(RADIANS([.$A19]))^2+[.L$7]^2+2*[.L$7]*[.$D$6])" table:style-name="ce26">
            <text:p>171</text:p>
          </table:table-cell>
          <table:table-cell office:value-type="float" office:value="176.81715895820219" table:formula="of:=6-[.$D$6]*SIN(RADIANS([.$A19]))+SQRT([.$D$6]^2*SIN(RADIANS([.$A19]))^2+[.M$7]^2+2*[.M$7]*[.$D$6])" table:style-name="ce26">
            <text:p>177</text:p>
          </table:table-cell>
          <table:table-cell office:value-type="float" office:value="182.46500798347154" table:formula="of:=6-[.$D$6]*SIN(RADIANS([.$A19]))+SQRT([.$D$6]^2*SIN(RADIANS([.$A19]))^2+[.N$7]^2+2*[.N$7]*[.$D$6])" table:style-name="ce26">
            <text:p>182</text:p>
          </table:table-cell>
          <table:table-cell table:number-columns-repeated="16370"/>
        </table:table-row>
        <table:table-row table:style-name="ro3">
          <table:table-cell office:value-type="float" office:value="21" table:formula="of:=[.$A19]+1" table:style-name="ce15">
            <text:p>21</text:p>
          </table:table-cell>
          <table:table-cell office:value-type="float" office:value="110.21798181057983" table:formula="of:=6-[.$D$6]*SIN(RADIANS([.$A20]))+SQRT([.$D$6]^2*SIN(RADIANS([.$A20]))^2+[.B$7]^2+2*[.B$7]*[.$D$6])" table:style-name="ce25">
            <text:p>110</text:p>
          </table:table-cell>
          <table:table-cell office:value-type="float" office:value="116.45384440122155" table:formula="of:=6-[.$D$6]*SIN(RADIANS([.$A20]))+SQRT([.$D$6]^2*SIN(RADIANS([.$A20]))^2+[.C$7]^2+2*[.C$7]*[.$D$6])" table:style-name="ce26">
            <text:p>116</text:p>
          </table:table-cell>
          <table:table-cell office:value-type="float" office:value="122.60272954197112" table:formula="of:=6-[.$D$6]*SIN(RADIANS([.$A20]))+SQRT([.$D$6]^2*SIN(RADIANS([.$A20]))^2+[.D$7]^2+2*[.D$7]*[.$D$6])" table:style-name="ce26">
            <text:p>123</text:p>
          </table:table-cell>
          <table:table-cell office:value-type="float" office:value="128.67432159246468" table:formula="of:=6-[.$D$6]*SIN(RADIANS([.$A20]))+SQRT([.$D$6]^2*SIN(RADIANS([.$A20]))^2+[.E$7]^2+2*[.E$7]*[.$D$6])" table:style-name="ce26">
            <text:p>129</text:p>
          </table:table-cell>
          <table:table-cell office:value-type="float" office:value="134.67682128642465" table:formula="of:=6-[.$D$6]*SIN(RADIANS([.$A20]))+SQRT([.$D$6]^2*SIN(RADIANS([.$A20]))^2+[.F$7]^2+2*[.F$7]*[.$D$6])" table:style-name="ce26">
            <text:p>135</text:p>
          </table:table-cell>
          <table:table-cell office:value-type="float" office:value="140.6172334395373" table:formula="of:=6-[.$D$6]*SIN(RADIANS([.$A20]))+SQRT([.$D$6]^2*SIN(RADIANS([.$A20]))^2+[.G$7]^2+2*[.G$7]*[.$D$6])" table:style-name="ce26">
            <text:p>141</text:p>
          </table:table-cell>
          <table:table-cell office:value-type="float" office:value="146.50158780822889" table:formula="of:=6-[.$D$6]*SIN(RADIANS([.$A20]))+SQRT([.$D$6]^2*SIN(RADIANS([.$A20]))^2+[.H$7]^2+2*[.H$7]*[.$D$6])" table:style-name="ce26">
            <text:p>147</text:p>
          </table:table-cell>
          <table:table-cell office:value-type="float" office:value="152.33511101712466" table:formula="of:=6-[.$D$6]*SIN(RADIANS([.$A20]))+SQRT([.$D$6]^2*SIN(RADIANS([.$A20]))^2+[.I$7]^2+2*[.I$7]*[.$D$6])" table:style-name="ce26">
            <text:p>152</text:p>
          </table:table-cell>
          <table:table-cell office:value-type="float" office:value="158.12236208086614" table:formula="of:=6-[.$D$6]*SIN(RADIANS([.$A20]))+SQRT([.$D$6]^2*SIN(RADIANS([.$A20]))^2+[.J$7]^2+2*[.J$7]*[.$D$6])" table:style-name="ce26">
            <text:p>158</text:p>
          </table:table-cell>
          <table:table-cell office:value-type="float" office:value="163.86734043981207" table:formula="of:=6-[.$D$6]*SIN(RADIANS([.$A20]))+SQRT([.$D$6]^2*SIN(RADIANS([.$A20]))^2+[.K$7]^2+2*[.K$7]*[.$D$6])" table:style-name="ce26">
            <text:p>164</text:p>
          </table:table-cell>
          <table:table-cell office:value-type="float" office:value="169.57357296761421" table:formula="of:=6-[.$D$6]*SIN(RADIANS([.$A20]))+SQRT([.$D$6]^2*SIN(RADIANS([.$A20]))^2+[.L$7]^2+2*[.L$7]*[.$D$6])" table:style-name="ce26">
            <text:p>170</text:p>
          </table:table-cell>
          <table:table-cell office:value-type="float" office:value="175.24418469720862" table:formula="of:=6-[.$D$6]*SIN(RADIANS([.$A20]))+SQRT([.$D$6]^2*SIN(RADIANS([.$A20]))^2+[.M$7]^2+2*[.M$7]*[.$D$6])" table:style-name="ce26">
            <text:p>175</text:p>
          </table:table-cell>
          <table:table-cell office:value-type="float" office:value="180.88195680181366" table:formula="of:=6-[.$D$6]*SIN(RADIANS([.$A20]))+SQRT([.$D$6]^2*SIN(RADIANS([.$A20]))^2+[.N$7]^2+2*[.N$7]*[.$D$6])" table:style-name="ce26">
            <text:p>181</text:p>
          </table:table-cell>
          <table:table-cell table:number-columns-repeated="16370"/>
        </table:table-row>
        <table:table-row table:style-name="ro3">
          <table:table-cell office:value-type="float" office:value="22" table:formula="of:=[.$A20]+1" table:style-name="ce15">
            <text:p>22</text:p>
          </table:table-cell>
          <table:table-cell office:value-type="float" office:value="108.85029887132572" table:formula="of:=6-[.$D$6]*SIN(RADIANS([.$A21]))+SQRT([.$D$6]^2*SIN(RADIANS([.$A21]))^2+[.B$7]^2+2*[.B$7]*[.$D$6])" table:style-name="ce25">
            <text:p>109</text:p>
          </table:table-cell>
          <table:table-cell office:value-type="float" office:value="115.06264125567731" table:formula="of:=6-[.$D$6]*SIN(RADIANS([.$A21]))+SQRT([.$D$6]^2*SIN(RADIANS([.$A21]))^2+[.C$7]^2+2*[.C$7]*[.$D$6])" table:style-name="ce26">
            <text:p>115</text:p>
          </table:table-cell>
          <table:table-cell office:value-type="float" office:value="121.19012445469843" table:formula="of:=6-[.$D$6]*SIN(RADIANS([.$A21]))+SQRT([.$D$6]^2*SIN(RADIANS([.$A21]))^2+[.D$7]^2+2*[.D$7]*[.$D$6])" table:style-name="ce26">
            <text:p>121</text:p>
          </table:table-cell>
          <table:table-cell office:value-type="float" office:value="127.24213481841946" table:formula="of:=6-[.$D$6]*SIN(RADIANS([.$A21]))+SQRT([.$D$6]^2*SIN(RADIANS([.$A21]))^2+[.E$7]^2+2*[.E$7]*[.$D$6])" table:style-name="ce26">
            <text:p>127</text:p>
          </table:table-cell>
          <table:table-cell office:value-type="float" office:value="133.22663101458787" table:formula="of:=6-[.$D$6]*SIN(RADIANS([.$A21]))+SQRT([.$D$6]^2*SIN(RADIANS([.$A21]))^2+[.F$7]^2+2*[.F$7]*[.$D$6])" table:style-name="ce26">
            <text:p>133</text:p>
          </table:table-cell>
          <table:table-cell office:value-type="float" office:value="139.1504188609978" table:formula="of:=6-[.$D$6]*SIN(RADIANS([.$A21]))+SQRT([.$D$6]^2*SIN(RADIANS([.$A21]))^2+[.G$7]^2+2*[.G$7]*[.$D$6])" table:style-name="ce26">
            <text:p>139</text:p>
          </table:table-cell>
          <table:table-cell office:value-type="float" office:value="145.0193627633528" table:formula="of:=6-[.$D$6]*SIN(RADIANS([.$A21]))+SQRT([.$D$6]^2*SIN(RADIANS([.$A21]))^2+[.H$7]^2+2*[.H$7]*[.$D$6])" table:style-name="ce26">
            <text:p>145</text:p>
          </table:table-cell>
          <table:table-cell office:value-type="float" office:value="150.83855063044351" table:formula="of:=6-[.$D$6]*SIN(RADIANS([.$A21]))+SQRT([.$D$6]^2*SIN(RADIANS([.$A21]))^2+[.I$7]^2+2*[.I$7]*[.$D$6])" table:style-name="ce26">
            <text:p>151</text:p>
          </table:table-cell>
          <table:table-cell office:value-type="float" office:value="156.61242409578267" table:formula="of:=6-[.$D$6]*SIN(RADIANS([.$A21]))+SQRT([.$D$6]^2*SIN(RADIANS([.$A21]))^2+[.J$7]^2+2*[.J$7]*[.$D$6])" table:style-name="ce26">
            <text:p>157</text:p>
          </table:table-cell>
          <table:table-cell office:value-type="float" office:value="162.34488249140713" table:formula="of:=6-[.$D$6]*SIN(RADIANS([.$A21]))+SQRT([.$D$6]^2*SIN(RADIANS([.$A21]))^2+[.K$7]^2+2*[.K$7]*[.$D$6])" table:style-name="ce26">
            <text:p>162</text:p>
          </table:table-cell>
          <table:table-cell office:value-type="float" office:value="168.03936670328716" table:formula="of:=6-[.$D$6]*SIN(RADIANS([.$A21]))+SQRT([.$D$6]^2*SIN(RADIANS([.$A21]))^2+[.L$7]^2+2*[.L$7]*[.$D$6])" table:style-name="ce26">
            <text:p>168</text:p>
          </table:table-cell>
          <table:table-cell office:value-type="float" office:value="173.69892742307437" table:formula="of:=6-[.$D$6]*SIN(RADIANS([.$A21]))+SQRT([.$D$6]^2*SIN(RADIANS([.$A21]))^2+[.M$7]^2+2*[.M$7]*[.$D$6])" table:style-name="ce26">
            <text:p>174</text:p>
          </table:table-cell>
          <table:table-cell office:value-type="float" office:value="179.32628116662809" table:formula="of:=6-[.$D$6]*SIN(RADIANS([.$A21]))+SQRT([.$D$6]^2*SIN(RADIANS([.$A21]))^2+[.N$7]^2+2*[.N$7]*[.$D$6])" table:style-name="ce26">
            <text:p>179</text:p>
          </table:table-cell>
          <table:table-cell table:number-columns-repeated="16370"/>
        </table:table-row>
        <table:table-row table:style-name="ro3">
          <table:table-cell office:value-type="float" office:value="23" table:formula="of:=[.$A21]+1" table:style-name="ce15">
            <text:p>23</text:p>
          </table:table-cell>
          <table:table-cell office:value-type="float" office:value="107.51529599471624" table:formula="of:=6-[.$D$6]*SIN(RADIANS([.$A22]))+SQRT([.$D$6]^2*SIN(RADIANS([.$A22]))^2+[.B$7]^2+2*[.B$7]*[.$D$6])" table:style-name="ce25">
            <text:p>108</text:p>
          </table:table-cell>
          <table:table-cell office:value-type="float" office:value="113.70353125795043" table:formula="of:=6-[.$D$6]*SIN(RADIANS([.$A22]))+SQRT([.$D$6]^2*SIN(RADIANS([.$A22]))^2+[.C$7]^2+2*[.C$7]*[.$D$6])" table:style-name="ce26">
            <text:p>114</text:p>
          </table:table-cell>
          <table:table-cell office:value-type="float" office:value="119.80905898831699" table:formula="of:=6-[.$D$6]*SIN(RADIANS([.$A22]))+SQRT([.$D$6]^2*SIN(RADIANS([.$A22]))^2+[.D$7]^2+2*[.D$7]*[.$D$6])" table:style-name="ce26">
            <text:p>120</text:p>
          </table:table-cell>
          <table:table-cell office:value-type="float" office:value="125.84096556793557" table:formula="of:=6-[.$D$6]*SIN(RADIANS([.$A22]))+SQRT([.$D$6]^2*SIN(RADIANS([.$A22]))^2+[.E$7]^2+2*[.E$7]*[.$D$6])" table:style-name="ce26">
            <text:p>126</text:p>
          </table:table-cell>
          <table:table-cell office:value-type="float" office:value="131.80696552111107" table:formula="of:=6-[.$D$6]*SIN(RADIANS([.$A22]))+SQRT([.$D$6]^2*SIN(RADIANS([.$A22]))^2+[.F$7]^2+2*[.F$7]*[.$D$6])" table:style-name="ce26">
            <text:p>132</text:p>
          </table:table-cell>
          <table:table-cell office:value-type="float" office:value="137.71366360350987" table:formula="of:=6-[.$D$6]*SIN(RADIANS([.$A22]))+SQRT([.$D$6]^2*SIN(RADIANS([.$A22]))^2+[.G$7]^2+2*[.G$7]*[.$D$6])" table:style-name="ce26">
            <text:p>138</text:p>
          </table:table-cell>
          <table:table-cell office:value-type="float" office:value="143.56675688953976" table:formula="of:=6-[.$D$6]*SIN(RADIANS([.$A22]))+SQRT([.$D$6]^2*SIN(RADIANS([.$A22]))^2+[.H$7]^2+2*[.H$7]*[.$D$6])" table:style-name="ce26">
            <text:p>144</text:p>
          </table:table-cell>
          <table:table-cell office:value-type="float" office:value="149.37119271002234" table:formula="of:=6-[.$D$6]*SIN(RADIANS([.$A22]))+SQRT([.$D$6]^2*SIN(RADIANS([.$A22]))^2+[.I$7]^2+2*[.I$7]*[.$D$6])" table:style-name="ce26">
            <text:p>149</text:p>
          </table:table-cell>
          <table:table-cell office:value-type="float" office:value="155.13129358789973" table:formula="of:=6-[.$D$6]*SIN(RADIANS([.$A22]))+SQRT([.$D$6]^2*SIN(RADIANS([.$A22]))^2+[.J$7]^2+2*[.J$7]*[.$D$6])" table:style-name="ce26">
            <text:p>155</text:p>
          </table:table-cell>
          <table:table-cell office:value-type="float" office:value="160.85085715270176" table:formula="of:=6-[.$D$6]*SIN(RADIANS([.$A22]))+SQRT([.$D$6]^2*SIN(RADIANS([.$A22]))^2+[.K$7]^2+2*[.K$7]*[.$D$6])" table:style-name="ce26">
            <text:p>161</text:p>
          </table:table-cell>
          <table:table-cell office:value-type="float" office:value="166.53323683986861" table:formula="of:=6-[.$D$6]*SIN(RADIANS([.$A22]))+SQRT([.$D$6]^2*SIN(RADIANS([.$A22]))^2+[.L$7]^2+2*[.L$7]*[.$D$6])" table:style-name="ce26">
            <text:p>167</text:p>
          </table:table-cell>
          <table:table-cell office:value-type="float" office:value="172.18140766093447" table:formula="of:=6-[.$D$6]*SIN(RADIANS([.$A22]))+SQRT([.$D$6]^2*SIN(RADIANS([.$A22]))^2+[.M$7]^2+2*[.M$7]*[.$D$6])" table:style-name="ce26">
            <text:p>172</text:p>
          </table:table-cell>
          <table:table-cell office:value-type="float" office:value="177.7980202506842" table:formula="of:=6-[.$D$6]*SIN(RADIANS([.$A22]))+SQRT([.$D$6]^2*SIN(RADIANS([.$A22]))^2+[.N$7]^2+2*[.N$7]*[.$D$6])" table:style-name="ce26">
            <text:p>178</text:p>
          </table:table-cell>
          <table:table-cell table:number-columns-repeated="16370"/>
        </table:table-row>
        <table:table-row table:style-name="ro3">
          <table:table-cell office:value-type="float" office:value="24" table:formula="of:=[.$A22]+1" table:style-name="ce15">
            <text:p>24</text:p>
          </table:table-cell>
          <table:table-cell office:value-type="float" office:value="106.21260683442094" table:formula="of:=6-[.$D$6]*SIN(RADIANS([.$A23]))+SQRT([.$D$6]^2*SIN(RADIANS([.$A23]))^2+[.B$7]^2+2*[.B$7]*[.$D$6])" table:style-name="ce25">
            <text:p>106</text:p>
          </table:table-cell>
          <table:table-cell office:value-type="float" office:value="112.37620140375276" table:formula="of:=6-[.$D$6]*SIN(RADIANS([.$A23]))+SQRT([.$D$6]^2*SIN(RADIANS([.$A23]))^2+[.C$7]^2+2*[.C$7]*[.$D$6])" table:style-name="ce26">
            <text:p>112</text:p>
          </table:table-cell>
          <table:table-cell office:value-type="float" office:value="118.45926739580125" table:formula="of:=6-[.$D$6]*SIN(RADIANS([.$A23]))+SQRT([.$D$6]^2*SIN(RADIANS([.$A23]))^2+[.D$7]^2+2*[.D$7]*[.$D$6])" table:style-name="ce26">
            <text:p>118</text:p>
          </table:table-cell>
          <table:table-cell office:value-type="float" office:value="124.4705902567496" table:formula="of:=6-[.$D$6]*SIN(RADIANS([.$A23]))+SQRT([.$D$6]^2*SIN(RADIANS([.$A23]))^2+[.E$7]^2+2*[.E$7]*[.$D$6])" table:style-name="ce26">
            <text:p>124</text:p>
          </table:table-cell>
          <table:table-cell office:value-type="float" office:value="130.41763907896981" table:formula="of:=6-[.$D$6]*SIN(RADIANS([.$A23]))+SQRT([.$D$6]^2*SIN(RADIANS([.$A23]))^2+[.F$7]^2+2*[.F$7]*[.$D$6])" table:style-name="ce26">
            <text:p>130</text:p>
          </table:table-cell>
          <table:table-cell office:value-type="float" office:value="136.30681612730774" table:formula="of:=6-[.$D$6]*SIN(RADIANS([.$A23]))+SQRT([.$D$6]^2*SIN(RADIANS([.$A23]))^2+[.G$7]^2+2*[.G$7]*[.$D$6])" table:style-name="ce26">
            <text:p>136</text:p>
          </table:table-cell>
          <table:table-cell office:value-type="float" office:value="142.14364968147609" table:formula="of:=6-[.$D$6]*SIN(RADIANS([.$A23]))+SQRT([.$D$6]^2*SIN(RADIANS([.$A23]))^2+[.H$7]^2+2*[.H$7]*[.$D$6])" table:style-name="ce26">
            <text:p>142</text:p>
          </table:table-cell>
          <table:table-cell office:value-type="float" office:value="147.93294505700928" table:formula="of:=6-[.$D$6]*SIN(RADIANS([.$A23]))+SQRT([.$D$6]^2*SIN(RADIANS([.$A23]))^2+[.I$7]^2+2*[.I$7]*[.$D$6])" table:style-name="ce26">
            <text:p>148</text:p>
          </table:table-cell>
          <table:table-cell office:value-type="float" office:value="153.67890428882572" table:formula="of:=6-[.$D$6]*SIN(RADIANS([.$A23]))+SQRT([.$D$6]^2*SIN(RADIANS([.$A23]))^2+[.J$7]^2+2*[.J$7]*[.$D$6])" table:style-name="ce26">
            <text:p>154</text:p>
          </table:table-cell>
          <table:table-cell office:value-type="float" office:value="159.38522200375576" table:formula="of:=6-[.$D$6]*SIN(RADIANS([.$A23]))+SQRT([.$D$6]^2*SIN(RADIANS([.$A23]))^2+[.K$7]^2+2*[.K$7]*[.$D$6])" table:style-name="ce26">
            <text:p>159</text:p>
          </table:table-cell>
          <table:table-cell office:value-type="float" office:value="165.05516297124271" table:formula="of:=6-[.$D$6]*SIN(RADIANS([.$A23]))+SQRT([.$D$6]^2*SIN(RADIANS([.$A23]))^2+[.L$7]^2+2*[.L$7]*[.$D$6])" table:style-name="ce26">
            <text:p>165</text:p>
          </table:table-cell>
          <table:table-cell office:value-type="float" office:value="170.69162539347005" table:formula="of:=6-[.$D$6]*SIN(RADIANS([.$A23]))+SQRT([.$D$6]^2*SIN(RADIANS([.$A23]))^2+[.M$7]^2+2*[.M$7]*[.$D$6])" table:style-name="ce26">
            <text:p>171</text:p>
          </table:table-cell>
          <table:table-cell office:value-type="float" office:value="176.29719297916154" table:formula="of:=6-[.$D$6]*SIN(RADIANS([.$A23]))+SQRT([.$D$6]^2*SIN(RADIANS([.$A23]))^2+[.N$7]^2+2*[.N$7]*[.$D$6])" table:style-name="ce26">
            <text:p>176</text:p>
          </table:table-cell>
          <table:table-cell table:number-columns-repeated="16370"/>
        </table:table-row>
        <table:table-row table:style-name="ro3">
          <table:table-cell office:value-type="float" office:value="25" table:formula="of:=[.$A23]+1" table:style-name="ce15">
            <text:p>25</text:p>
          </table:table-cell>
          <table:table-cell office:value-type="float" office:value="104.94184492195343" table:formula="of:=6-[.$D$6]*SIN(RADIANS([.$A24]))+SQRT([.$D$6]^2*SIN(RADIANS([.$A24]))^2+[.B$7]^2+2*[.B$7]*[.$D$6])" table:style-name="ce25">
            <text:p>105</text:p>
          </table:table-cell>
          <table:table-cell office:value-type="float" office:value="111.08031815501859" table:formula="of:=6-[.$D$6]*SIN(RADIANS([.$A24]))+SQRT([.$D$6]^2*SIN(RADIANS([.$A24]))^2+[.C$7]^2+2*[.C$7]*[.$D$6])" table:style-name="ce26">
            <text:p>111</text:p>
          </table:table-cell>
          <table:table-cell office:value-type="float" office:value="117.14046317434675" table:formula="of:=6-[.$D$6]*SIN(RADIANS([.$A24]))+SQRT([.$D$6]^2*SIN(RADIANS([.$A24]))^2+[.D$7]^2+2*[.D$7]*[.$D$6])" table:style-name="ce26">
            <text:p>117</text:p>
          </table:table-cell>
          <table:table-cell office:value-type="float" office:value="123.13076445889577" table:formula="of:=6-[.$D$6]*SIN(RADIANS([.$A24]))+SQRT([.$D$6]^2*SIN(RADIANS([.$A24]))^2+[.E$7]^2+2*[.E$7]*[.$D$6])" table:style-name="ce26">
            <text:p>123</text:p>
          </table:table-cell>
          <table:table-cell office:value-type="float" office:value="129.0584451316742" table:formula="of:=6-[.$D$6]*SIN(RADIANS([.$A24]))+SQRT([.$D$6]^2*SIN(RADIANS([.$A24]))^2+[.F$7]^2+2*[.F$7]*[.$D$6])" table:style-name="ce26">
            <text:p>129</text:p>
          </table:table-cell>
          <table:table-cell office:value-type="float" office:value="134.92970414634198" table:formula="of:=6-[.$D$6]*SIN(RADIANS([.$A24]))+SQRT([.$D$6]^2*SIN(RADIANS([.$A24]))^2+[.G$7]^2+2*[.G$7]*[.$D$6])" table:style-name="ce26">
            <text:p>135</text:p>
          </table:table-cell>
          <table:table-cell office:value-type="float" office:value="140.74990002192891" table:formula="of:=6-[.$D$6]*SIN(RADIANS([.$A24]))+SQRT([.$D$6]^2*SIN(RADIANS([.$A24]))^2+[.H$7]^2+2*[.H$7]*[.$D$6])" table:style-name="ce26">
            <text:p>141</text:p>
          </table:table-cell>
          <table:table-cell office:value-type="float" office:value="146.52369503168757" table:formula="of:=6-[.$D$6]*SIN(RADIANS([.$A24]))+SQRT([.$D$6]^2*SIN(RADIANS([.$A24]))^2+[.I$7]^2+2*[.I$7]*[.$D$6])" table:style-name="ce26">
            <text:p>147</text:p>
          </table:table-cell>
          <table:table-cell office:value-type="float" office:value="152.25516968633036" table:formula="of:=6-[.$D$6]*SIN(RADIANS([.$A24]))+SQRT([.$D$6]^2*SIN(RADIANS([.$A24]))^2+[.J$7]^2+2*[.J$7]*[.$D$6])" table:style-name="ce26">
            <text:p>152</text:p>
          </table:table-cell>
          <table:table-cell office:value-type="float" office:value="157.94791459580779" table:formula="of:=6-[.$D$6]*SIN(RADIANS([.$A24]))+SQRT([.$D$6]^2*SIN(RADIANS([.$A24]))^2+[.K$7]^2+2*[.K$7]*[.$D$6])" table:style-name="ce26">
            <text:p>158</text:p>
          </table:table-cell>
          <table:table-cell office:value-type="float" office:value="163.60510488950729" table:formula="of:=6-[.$D$6]*SIN(RADIANS([.$A24]))+SQRT([.$D$6]^2*SIN(RADIANS([.$A24]))^2+[.L$7]^2+2*[.L$7]*[.$D$6])" table:style-name="ce26">
            <text:p>164</text:p>
          </table:table-cell>
          <table:table-cell office:value-type="float" office:value="169.22956103613819" table:formula="of:=6-[.$D$6]*SIN(RADIANS([.$A24]))+SQRT([.$D$6]^2*SIN(RADIANS([.$A24]))^2+[.M$7]^2+2*[.M$7]*[.$D$6])" table:style-name="ce26">
            <text:p>169</text:p>
          </table:table-cell>
          <table:table-cell office:value-type="float" office:value="174.82379894872344" table:formula="of:=6-[.$D$6]*SIN(RADIANS([.$A24]))+SQRT([.$D$6]^2*SIN(RADIANS([.$A24]))^2+[.N$7]^2+2*[.N$7]*[.$D$6])" table:style-name="ce26">
            <text:p>175</text:p>
          </table:table-cell>
          <table:table-cell table:number-columns-repeated="16370"/>
        </table:table-row>
        <table:table-row table:style-name="ro3">
          <table:table-cell office:value-type="float" office:value="26" table:formula="of:=[.$A24]+1" table:style-name="ce15">
            <text:p>26</text:p>
          </table:table-cell>
          <table:table-cell office:value-type="float" office:value="103.70260585379413" table:formula="of:=6-[.$D$6]*SIN(RADIANS([.$A25]))+SQRT([.$D$6]^2*SIN(RADIANS([.$A25]))^2+[.B$7]^2+2*[.B$7]*[.$D$6])" table:style-name="ce25">
            <text:p>104</text:p>
          </table:table-cell>
          <table:table-cell office:value-type="float" office:value="109.81552944083674" table:formula="of:=6-[.$D$6]*SIN(RADIANS([.$A25]))+SQRT([.$D$6]^2*SIN(RADIANS([.$A25]))^2+[.C$7]^2+2*[.C$7]*[.$D$6])" table:style-name="ce26">
            <text:p>110</text:p>
          </table:table-cell>
          <table:table-cell office:value-type="float" office:value="115.85234090282765" table:formula="of:=6-[.$D$6]*SIN(RADIANS([.$A25]))+SQRT([.$D$6]^2*SIN(RADIANS([.$A25]))^2+[.D$7]^2+2*[.D$7]*[.$D$6])" table:style-name="ce26">
            <text:p>116</text:p>
          </table:table-cell>
          <table:table-cell office:value-type="float" office:value="121.82122460016683" table:formula="of:=6-[.$D$6]*SIN(RADIANS([.$A25]))+SQRT([.$D$6]^2*SIN(RADIANS([.$A25]))^2+[.E$7]^2+2*[.E$7]*[.$D$6])" table:style-name="ce26">
            <text:p>122</text:p>
          </table:table-cell>
          <table:table-cell office:value-type="float" office:value="127.72915785940791" table:formula="of:=6-[.$D$6]*SIN(RADIANS([.$A25]))+SQRT([.$D$6]^2*SIN(RADIANS([.$A25]))^2+[.F$7]^2+2*[.F$7]*[.$D$6])" table:style-name="ce26">
            <text:p>128</text:p>
          </table:table-cell>
          <table:table-cell office:value-type="float" office:value="133.58213608138419" table:formula="of:=6-[.$D$6]*SIN(RADIANS([.$A25]))+SQRT([.$D$6]^2*SIN(RADIANS([.$A25]))^2+[.G$7]^2+2*[.G$7]*[.$D$6])" table:style-name="ce26">
            <text:p>134</text:p>
          </table:table-cell>
          <table:table-cell office:value-type="float" office:value="139.38534753408769" table:formula="of:=6-[.$D$6]*SIN(RADIANS([.$A25]))+SQRT([.$D$6]^2*SIN(RADIANS([.$A25]))^2+[.H$7]^2+2*[.H$7]*[.$D$6])" table:style-name="ce26">
            <text:p>139</text:p>
          </table:table-cell>
          <table:table-cell office:value-type="float" office:value="145.14331081562622" table:formula="of:=6-[.$D$6]*SIN(RADIANS([.$A25]))+SQRT([.$D$6]^2*SIN(RADIANS([.$A25]))^2+[.I$7]^2+2*[.I$7]*[.$D$6])" table:style-name="ce26">
            <text:p>145</text:p>
          </table:table-cell>
          <table:table-cell office:value-type="float" office:value="150.85998420544743" table:formula="of:=6-[.$D$6]*SIN(RADIANS([.$A25]))+SQRT([.$D$6]^2*SIN(RADIANS([.$A25]))^2+[.J$7]^2+2*[.J$7]*[.$D$6])" table:style-name="ce26">
            <text:p>151</text:p>
          </table:table-cell>
          <table:table-cell office:value-type="float" office:value="156.53885355926758" table:formula="of:=6-[.$D$6]*SIN(RADIANS([.$A25]))+SQRT([.$D$6]^2*SIN(RADIANS([.$A25]))^2+[.K$7]^2+2*[.K$7]*[.$D$6])" table:style-name="ce26">
            <text:p>157</text:p>
          </table:table-cell>
          <table:table-cell office:value-type="float" office:value="162.18300362677286" table:formula="of:=6-[.$D$6]*SIN(RADIANS([.$A25]))+SQRT([.$D$6]^2*SIN(RADIANS([.$A25]))^2+[.L$7]^2+2*[.L$7]*[.$D$6])" table:style-name="ce26">
            <text:p>162</text:p>
          </table:table-cell>
          <table:table-cell office:value-type="float" office:value="167.79517641883095" table:formula="of:=6-[.$D$6]*SIN(RADIANS([.$A25]))+SQRT([.$D$6]^2*SIN(RADIANS([.$A25]))^2+[.M$7]^2+2*[.M$7]*[.$D$6])" table:style-name="ce26">
            <text:p>168</text:p>
          </table:table-cell>
          <table:table-cell office:value-type="float" office:value="173.37781935435325" table:formula="of:=6-[.$D$6]*SIN(RADIANS([.$A25]))+SQRT([.$D$6]^2*SIN(RADIANS([.$A25]))^2+[.N$7]^2+2*[.N$7]*[.$D$6])" table:style-name="ce26">
            <text:p>173</text:p>
          </table:table-cell>
          <table:table-cell table:number-columns-repeated="16370"/>
        </table:table-row>
        <table:table-row table:style-name="ro3">
          <table:table-cell office:value-type="float" office:value="27" table:formula="of:=[.$A25]+1" table:style-name="ce15">
            <text:p>27</text:p>
          </table:table-cell>
          <table:table-cell office:value-type="float" office:value="102.49446940930775" table:formula="of:=6-[.$D$6]*SIN(RADIANS([.$A26]))+SQRT([.$D$6]^2*SIN(RADIANS([.$A26]))^2+[.B$7]^2+2*[.B$7]*[.$D$6])" table:style-name="ce25">
            <text:p>102</text:p>
          </table:table-cell>
          <table:table-cell office:value-type="float" office:value="108.58146660513552" table:formula="of:=6-[.$D$6]*SIN(RADIANS([.$A26]))+SQRT([.$D$6]^2*SIN(RADIANS([.$A26]))^2+[.C$7]^2+2*[.C$7]*[.$D$6])" table:style-name="ce26">
            <text:p>109</text:p>
          </table:table-cell>
          <table:table-cell office:value-type="float" office:value="114.59457803847306" table:formula="of:=6-[.$D$6]*SIN(RADIANS([.$A26]))+SQRT([.$D$6]^2*SIN(RADIANS([.$A26]))^2+[.D$7]^2+2*[.D$7]*[.$D$6])" table:style-name="ce26">
            <text:p>115</text:p>
          </table:table-cell>
          <table:table-cell office:value-type="float" office:value="120.54168962062886" table:formula="of:=6-[.$D$6]*SIN(RADIANS([.$A26]))+SQRT([.$D$6]^2*SIN(RADIANS([.$A26]))^2+[.E$7]^2+2*[.E$7]*[.$D$6])" table:style-name="ce26">
            <text:p>121</text:p>
          </table:table-cell>
          <table:table-cell office:value-type="float" office:value="126.42953372204954" table:formula="of:=6-[.$D$6]*SIN(RADIANS([.$A26]))+SQRT([.$D$6]^2*SIN(RADIANS([.$A26]))^2+[.F$7]^2+2*[.F$7]*[.$D$6])" table:style-name="ce26">
            <text:p>126</text:p>
          </table:table-cell>
          <table:table-cell office:value-type="float" office:value="132.26390249629529" table:formula="of:=6-[.$D$6]*SIN(RADIANS([.$A26]))+SQRT([.$D$6]^2*SIN(RADIANS([.$A26]))^2+[.G$7]^2+2*[.G$7]*[.$D$6])" table:style-name="ce26">
            <text:p>132</text:p>
          </table:table-cell>
          <table:table-cell office:value-type="float" office:value="138.04981392214492" table:formula="of:=6-[.$D$6]*SIN(RADIANS([.$A26]))+SQRT([.$D$6]^2*SIN(RADIANS([.$A26]))^2+[.H$7]^2+2*[.H$7]*[.$D$6])" table:style-name="ce26">
            <text:p>138</text:p>
          </table:table-cell>
          <table:table-cell office:value-type="float" office:value="143.79164266619887" table:formula="of:=6-[.$D$6]*SIN(RADIANS([.$A26]))+SQRT([.$D$6]^2*SIN(RADIANS([.$A26]))^2+[.I$7]^2+2*[.I$7]*[.$D$6])" table:style-name="ce26">
            <text:p>144</text:p>
          </table:table-cell>
          <table:table-cell office:value-type="float" office:value="149.49322438532232" table:formula="of:=6-[.$D$6]*SIN(RADIANS([.$A26]))+SQRT([.$D$6]^2*SIN(RADIANS([.$A26]))^2+[.J$7]^2+2*[.J$7]*[.$D$6])" table:style-name="ce26">
            <text:p>149</text:p>
          </table:table-cell>
          <table:table-cell office:value-type="float" office:value="155.15793971022742" table:formula="of:=6-[.$D$6]*SIN(RADIANS([.$A26]))+SQRT([.$D$6]^2*SIN(RADIANS([.$A26]))^2+[.K$7]^2+2*[.K$7]*[.$D$6])" table:style-name="ce26">
            <text:p>155</text:p>
          </table:table-cell>
          <table:table-cell office:value-type="float" office:value="160.78878249777188" table:formula="of:=6-[.$D$6]*SIN(RADIANS([.$A26]))+SQRT([.$D$6]^2*SIN(RADIANS([.$A26]))^2+[.L$7]^2+2*[.L$7]*[.$D$6])" table:style-name="ce26">
            <text:p>161</text:p>
          </table:table-cell>
          <table:table-cell office:value-type="float" office:value="166.38841577024212" table:formula="of:=6-[.$D$6]*SIN(RADIANS([.$A26]))+SQRT([.$D$6]^2*SIN(RADIANS([.$A26]))^2+[.M$7]^2+2*[.M$7]*[.$D$6])" table:style-name="ce26">
            <text:p>166</text:p>
          </table:table-cell>
          <table:table-cell office:value-type="float" office:value="171.95921792047523" table:formula="of:=6-[.$D$6]*SIN(RADIANS([.$A26]))+SQRT([.$D$6]^2*SIN(RADIANS([.$A26]))^2+[.N$7]^2+2*[.N$7]*[.$D$6])" table:style-name="ce26">
            <text:p>172</text:p>
          </table:table-cell>
          <table:table-cell table:number-columns-repeated="16370"/>
        </table:table-row>
        <table:table-row table:style-name="ro3">
          <table:table-cell office:value-type="float" office:value="28" table:formula="of:=[.$A26]+1" table:style-name="ce15">
            <text:p>28</text:p>
          </table:table-cell>
          <table:table-cell office:value-type="float" office:value="101.31700159239537" table:formula="of:=6-[.$D$6]*SIN(RADIANS([.$A27]))+SQRT([.$D$6]^2*SIN(RADIANS([.$A27]))^2+[.B$7]^2+2*[.B$7]*[.$D$6])" table:style-name="ce25">
            <text:p>101</text:p>
          </table:table-cell>
          <table:table-cell office:value-type="float" office:value="107.37774629432971" table:formula="of:=6-[.$D$6]*SIN(RADIANS([.$A27]))+SQRT([.$D$6]^2*SIN(RADIANS([.$A27]))^2+[.C$7]^2+2*[.C$7]*[.$D$6])" table:style-name="ce26">
            <text:p>107</text:p>
          </table:table-cell>
          <table:table-cell office:value-type="float" office:value="113.36683666632069" table:formula="of:=6-[.$D$6]*SIN(RADIANS([.$A27]))+SQRT([.$D$6]^2*SIN(RADIANS([.$A27]))^2+[.D$7]^2+2*[.D$7]*[.$D$6])" table:style-name="ce26">
            <text:p>113</text:p>
          </table:table-cell>
          <table:table-cell office:value-type="float" office:value="119.29186260012847" table:formula="of:=6-[.$D$6]*SIN(RADIANS([.$A27]))+SQRT([.$D$6]^2*SIN(RADIANS([.$A27]))^2+[.E$7]^2+2*[.E$7]*[.$D$6])" table:style-name="ce26">
            <text:p>119</text:p>
          </table:table-cell>
          <table:table-cell office:value-type="float" office:value="125.15931297339907" table:formula="of:=6-[.$D$6]*SIN(RADIANS([.$A27]))+SQRT([.$D$6]^2*SIN(RADIANS([.$A27]))^2+[.F$7]^2+2*[.F$7]*[.$D$6])" table:style-name="ce26">
            <text:p>125</text:p>
          </table:table-cell>
          <table:table-cell office:value-type="float" office:value="130.97477751215297" table:formula="of:=6-[.$D$6]*SIN(RADIANS([.$A27]))+SQRT([.$D$6]^2*SIN(RADIANS([.$A27]))^2+[.G$7]^2+2*[.G$7]*[.$D$6])" table:style-name="ce26">
            <text:p>131</text:p>
          </table:table-cell>
          <table:table-cell office:value-type="float" office:value="136.74310429516621" table:formula="of:=6-[.$D$6]*SIN(RADIANS([.$A27]))+SQRT([.$D$6]^2*SIN(RADIANS([.$A27]))^2+[.H$7]^2+2*[.H$7]*[.$D$6])" table:style-name="ce26">
            <text:p>137</text:p>
          </table:table-cell>
          <table:table-cell office:value-type="float" office:value="142.46852415884979" table:formula="of:=6-[.$D$6]*SIN(RADIANS([.$A27]))+SQRT([.$D$6]^2*SIN(RADIANS([.$A27]))^2+[.I$7]^2+2*[.I$7]*[.$D$6])" table:style-name="ce26">
            <text:p>142</text:p>
          </table:table-cell>
          <table:table-cell office:value-type="float" office:value="148.15475004748942" table:formula="of:=6-[.$D$6]*SIN(RADIANS([.$A27]))+SQRT([.$D$6]^2*SIN(RADIANS([.$A27]))^2+[.J$7]^2+2*[.J$7]*[.$D$6])" table:style-name="ce26">
            <text:p>148</text:p>
          </table:table-cell>
          <table:table-cell office:value-type="float" office:value="153.80505715146177" table:formula="of:=6-[.$D$6]*SIN(RADIANS([.$A27]))+SQRT([.$D$6]^2*SIN(RADIANS([.$A27]))^2+[.K$7]^2+2*[.K$7]*[.$D$6])" table:style-name="ce26">
            <text:p>154</text:p>
          </table:table-cell>
          <table:table-cell office:value-type="float" office:value="159.42234813950563" table:formula="of:=6-[.$D$6]*SIN(RADIANS([.$A27]))+SQRT([.$D$6]^2*SIN(RADIANS([.$A27]))^2+[.L$7]^2+2*[.L$7]*[.$D$6])" table:style-name="ce26">
            <text:p>159</text:p>
          </table:table-cell>
          <table:table-cell office:value-type="float" office:value="165.00920670140746" table:formula="of:=6-[.$D$6]*SIN(RADIANS([.$A27]))+SQRT([.$D$6]^2*SIN(RADIANS([.$A27]))^2+[.M$7]^2+2*[.M$7]*[.$D$6])" table:style-name="ce26">
            <text:p>165</text:p>
          </table:table-cell>
          <table:table-cell office:value-type="float" office:value="170.56794183304362" table:formula="of:=6-[.$D$6]*SIN(RADIANS([.$A27]))+SQRT([.$D$6]^2*SIN(RADIANS([.$A27]))^2+[.N$7]^2+2*[.N$7]*[.$D$6])" table:style-name="ce26">
            <text:p>171</text:p>
          </table:table-cell>
          <table:table-cell table:number-columns-repeated="16370"/>
        </table:table-row>
        <table:table-row table:style-name="ro3">
          <table:table-cell office:value-type="float" office:value="29" table:formula="of:=[.$A27]+1" table:style-name="ce15">
            <text:p>29</text:p>
          </table:table-cell>
          <table:table-cell office:value-type="float" office:value="100.16975659104715" table:formula="of:=6-[.$D$6]*SIN(RADIANS([.$A28]))+SQRT([.$D$6]^2*SIN(RADIANS([.$A28]))^2+[.B$7]^2+2*[.B$7]*[.$D$6])" table:style-name="ce25">
            <text:p>100</text:p>
          </table:table-cell>
          <table:table-cell office:value-type="float" office:value="106.20397227915105" table:formula="of:=6-[.$D$6]*SIN(RADIANS([.$A28]))+SQRT([.$D$6]^2*SIN(RADIANS([.$A28]))^2+[.C$7]^2+2*[.C$7]*[.$D$6])" table:style-name="ce26">
            <text:p>106</text:p>
          </table:table-cell>
          <table:table-cell office:value-type="float" office:value="112.16876519584712" table:formula="of:=6-[.$D$6]*SIN(RADIANS([.$A28]))+SQRT([.$D$6]^2*SIN(RADIANS([.$A28]))^2+[.D$7]^2+2*[.D$7]*[.$D$6])" table:style-name="ce26">
            <text:p>112</text:p>
          </table:table-cell>
          <table:table-cell office:value-type="float" office:value="118.07143234143429" table:formula="of:=6-[.$D$6]*SIN(RADIANS([.$A28]))+SQRT([.$D$6]^2*SIN(RADIANS([.$A28]))^2+[.E$7]^2+2*[.E$7]*[.$D$6])" table:style-name="ce26">
            <text:p>118</text:p>
          </table:table-cell>
          <table:table-cell office:value-type="float" office:value="123.91822114152298" table:formula="of:=6-[.$D$6]*SIN(RADIANS([.$A28]))+SQRT([.$D$6]^2*SIN(RADIANS([.$A28]))^2+[.F$7]^2+2*[.F$7]*[.$D$6])" table:style-name="ce26">
            <text:p>124</text:p>
          </table:table-cell>
          <table:table-cell office:value-type="float" office:value="129.71452019443365" table:formula="of:=6-[.$D$6]*SIN(RADIANS([.$A28]))+SQRT([.$D$6]^2*SIN(RADIANS([.$A28]))^2+[.G$7]^2+2*[.G$7]*[.$D$6])" table:style-name="ce26">
            <text:p>130</text:p>
          </table:table-cell>
          <table:table-cell office:value-type="float" office:value="135.46500846972219" table:formula="of:=6-[.$D$6]*SIN(RADIANS([.$A28]))+SQRT([.$D$6]^2*SIN(RADIANS([.$A28]))^2+[.H$7]^2+2*[.H$7]*[.$D$6])" table:style-name="ce26">
            <text:p>135</text:p>
          </table:table-cell>
          <table:table-cell office:value-type="float" office:value="141.17377341284976" table:formula="of:=6-[.$D$6]*SIN(RADIANS([.$A28]))+SQRT([.$D$6]^2*SIN(RADIANS([.$A28]))^2+[.I$7]^2+2*[.I$7]*[.$D$6])" table:style-name="ce26">
            <text:p>141</text:p>
          </table:table-cell>
          <table:table-cell office:value-type="float" office:value="146.84440545157639" table:formula="of:=6-[.$D$6]*SIN(RADIANS([.$A28]))+SQRT([.$D$6]^2*SIN(RADIANS([.$A28]))^2+[.J$7]^2+2*[.J$7]*[.$D$6])" table:style-name="ce26">
            <text:p>147</text:p>
          </table:table-cell>
          <table:table-cell office:value-type="float" office:value="152.48007436414946" table:formula="of:=6-[.$D$6]*SIN(RADIANS([.$A28]))+SQRT([.$D$6]^2*SIN(RADIANS([.$A28]))^2+[.K$7]^2+2*[.K$7]*[.$D$6])" table:style-name="ce26">
            <text:p>152</text:p>
          </table:table-cell>
          <table:table-cell office:value-type="float" office:value="158.08359154438716" table:formula="of:=6-[.$D$6]*SIN(RADIANS([.$A28]))+SQRT([.$D$6]^2*SIN(RADIANS([.$A28]))^2+[.L$7]^2+2*[.L$7]*[.$D$6])" table:style-name="ce26">
            <text:p>158</text:p>
          </table:table-cell>
          <table:table-cell office:value-type="float" office:value="163.65746118508309" table:formula="of:=6-[.$D$6]*SIN(RADIANS([.$A28]))+SQRT([.$D$6]^2*SIN(RADIANS([.$A28]))^2+[.M$7]^2+2*[.M$7]*[.$D$6])" table:style-name="ce26">
            <text:p>164</text:p>
          </table:table-cell>
          <table:table-cell office:value-type="float" office:value="169.20392266945657" table:formula="of:=6-[.$D$6]*SIN(RADIANS([.$A28]))+SQRT([.$D$6]^2*SIN(RADIANS([.$A28]))^2+[.N$7]^2+2*[.N$7]*[.$D$6])" table:style-name="ce26">
            <text:p>169</text:p>
          </table:table-cell>
          <table:table-cell table:number-columns-repeated="16370"/>
        </table:table-row>
        <table:table-row table:style-name="ro3">
          <table:table-cell office:value-type="float" office:value="30" table:formula="of:=[.$A28]+1" table:style-name="ce15">
            <text:p>30</text:p>
          </table:table-cell>
          <table:table-cell office:value-type="float" office:value="99.052278650139669" table:formula="of:=6-[.$D$6]*SIN(RADIANS([.$A29]))+SQRT([.$D$6]^2*SIN(RADIANS([.$A29]))^2+[.B$7]^2+2*[.B$7]*[.$D$6])" table:style-name="ce25">
            <text:p>99</text:p>
          </table:table-cell>
          <table:table-cell office:value-type="float" office:value="105.05973720586866" table:formula="of:=6-[.$D$6]*SIN(RADIANS([.$A29]))+SQRT([.$D$6]^2*SIN(RADIANS([.$A29]))^2+[.C$7]^2+2*[.C$7]*[.$D$6])" table:style-name="ce26">
            <text:p>105</text:p>
          </table:table-cell>
          <table:table-cell office:value-type="float" office:value="111" table:formula="of:=6-[.$D$6]*SIN(RADIANS([.$A29]))+SQRT([.$D$6]^2*SIN(RADIANS([.$A29]))^2+[.D$7]^2+2*[.D$7]*[.$D$6])" table:style-name="ce26">
            <text:p>111</text:p>
          </table:table-cell>
          <table:table-cell office:value-type="float" office:value="116.88007490635061" table:formula="of:=6-[.$D$6]*SIN(RADIANS([.$A29]))+SQRT([.$D$6]^2*SIN(RADIANS([.$A29]))^2+[.E$7]^2+2*[.E$7]*[.$D$6])" table:style-name="ce26">
            <text:p>117</text:p>
          </table:table-cell>
          <table:table-cell office:value-type="float" office:value="122.70597047072292" table:formula="of:=6-[.$D$6]*SIN(RADIANS([.$A29]))+SQRT([.$D$6]^2*SIN(RADIANS([.$A29]))^2+[.F$7]^2+2*[.F$7]*[.$D$6])" table:style-name="ce26">
            <text:p>123</text:p>
          </table:table-cell>
          <table:table-cell office:value-type="float" office:value="128.4828759089466" table:formula="of:=6-[.$D$6]*SIN(RADIANS([.$A29]))+SQRT([.$D$6]^2*SIN(RADIANS([.$A29]))^2+[.G$7]^2+2*[.G$7]*[.$D$6])" table:style-name="ce26">
            <text:p>128</text:p>
          </table:table-cell>
          <table:table-cell office:value-type="float" office:value="134.21530224718711" table:formula="of:=6-[.$D$6]*SIN(RADIANS([.$A29]))+SQRT([.$D$6]^2*SIN(RADIANS([.$A29]))^2+[.H$7]^2+2*[.H$7]*[.$D$6])" table:style-name="ce26">
            <text:p>134</text:p>
          </table:table-cell>
          <table:table-cell office:value-type="float" office:value="139.90719429665316" table:formula="of:=6-[.$D$6]*SIN(RADIANS([.$A29]))+SQRT([.$D$6]^2*SIN(RADIANS([.$A29]))^2+[.I$7]^2+2*[.I$7]*[.$D$6])" table:style-name="ce26">
            <text:p>140</text:p>
          </table:table-cell>
          <table:table-cell office:value-type="float" office:value="145.56202043475105" table:formula="of:=6-[.$D$6]*SIN(RADIANS([.$A29]))+SQRT([.$D$6]^2*SIN(RADIANS([.$A29]))^2+[.J$7]^2+2*[.J$7]*[.$D$6])" table:style-name="ce26">
            <text:p>146</text:p>
          </table:table-cell>
          <table:table-cell office:value-type="float" office:value="151.18284528683191" table:formula="of:=6-[.$D$6]*SIN(RADIANS([.$A29]))+SQRT([.$D$6]^2*SIN(RADIANS([.$A29]))^2+[.K$7]^2+2*[.K$7]*[.$D$6])" table:style-name="ce26">
            <text:p>151</text:p>
          </table:table-cell>
          <table:table-cell office:value-type="float" office:value="156.77238908357992" table:formula="of:=6-[.$D$6]*SIN(RADIANS([.$A29]))+SQRT([.$D$6]^2*SIN(RADIANS([.$A29]))^2+[.L$7]^2+2*[.L$7]*[.$D$6])" table:style-name="ce26">
            <text:p>157</text:p>
          </table:table-cell>
          <table:table-cell office:value-type="float" office:value="162.33307652783935" table:formula="of:=6-[.$D$6]*SIN(RADIANS([.$A29]))+SQRT([.$D$6]^2*SIN(RADIANS([.$A29]))^2+[.M$7]^2+2*[.M$7]*[.$D$6])" table:style-name="ce26">
            <text:p>162</text:p>
          </table:table-cell>
          <table:table-cell office:value-type="float" office:value="167.8670773233379" table:formula="of:=6-[.$D$6]*SIN(RADIANS([.$A29]))+SQRT([.$D$6]^2*SIN(RADIANS([.$A29]))^2+[.N$7]^2+2*[.N$7]*[.$D$6])" table:style-name="ce26">
            <text:p>168</text:p>
          </table:table-cell>
          <table:table-cell table:number-columns-repeated="16370"/>
        </table:table-row>
        <table:table-row table:number-rows-repeated="1048547" table:style-name="ro4">
          <table:table-cell table:number-columns-repeated="16384"/>
        </table:table-row>
      </table:table>
      <table:table table:name="Bijlage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Blad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 Neue" svg:font-family="&quot;Helvetica Neue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eading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eading1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Invoer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InvoerLink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InvoerLinksKleur" style:family="table-cell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InvoerMidden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InvoerMiddenKleur" style:family="table-cell" style:data-style-name="N0">
      <style:table-cell-properties style:vertical-align="automatic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InvoerRechts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InvoerRechtsKleur" style:family="table-cell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KleinLink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KleinMidden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KleinRechts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Result" style:family="table-cell" style:data-style-name="N1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Result2" style:family="table-cell" style:data-style-name="N1">
      <style:table-cell-properties style:vertical-align="automatic" fo:background-color="#C0C0C0" style:repeat-content="false"/>
      <style:paragraph-properties fo:text-align="center"/>
      <style:text-properties style:font-name="Calibri" style:font-name-asian="Calibri" style:font-name-complex="Calibri"/>
    </style:style>
    <style:style style:name="ResultaatNone" style:family="table-cell" style:data-style-name="N1">
      <style:table-cell-properties style:vertical-align="automatic" fo:background-color="transparent" style:repeat-content="false"/>
      <style:paragraph-properties fo:text-align="center"/>
      <style:text-properties fo:color="#B3B3B3"/>
    </style:style>
    <style:style style:name="Rubriek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ardLink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StandaardMidden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StandaardRechts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StandaardVetLink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StandaardVetMidden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StandaardVetRechts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Titel" style:family="table-cell" style:data-style-name="N3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f1" style:family="table-cell" style:data-style-name="N1">
      <style:table-cell-properties fo:background-color="#C0C0C0"/>
    </style:style>
    <style:style style:name="cf2" style:family="table-cell" style:data-style-name="N1">
      <style:table-cell-properties fo:background-color="transparent"/>
    </style:style>
  </office:styles>
  <office:automatic-styles>
    <style:page-layout style:name="pm1">
      <style:page-layout-properties fo:margin-top="0.0692913385826772in" fo:margin-bottom="0.5in" fo:margin-left="0.133464566929134in" fo:margin-right="0.133464566929134in" style:print-orientation="portrait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©</text:span><text:span text:style-name="T1"> </text:span><text:span text:style-name="T1">Ton</text:span><text:span text:style-name="T1"> </text:span><text:span text:style-name="T1">Nillesen</text:span><text:span text:style-name="T1"><text:s/></text:span><text:span text:style-name="T1"><text:date>???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6</meta:generator>
    <dc:title>Werkblad met profielen</dc:title>
    <dc:description/>
    <dc:subject/>
    <meta:initial-creator>Ton Nillesen</meta:initial-creator>
    <dc:creator>Antoon van Aalst</dc:creator>
    <meta:creation-date>2012-11-06T17:11:15Z</meta:creation-date>
    <dc:date>2018-06-28T13:52:26Z</dc:date>
    <meta:editing-cycles>13</meta:editing-cycles>
  </office:meta>
</office:document-meta>
</file>